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OUT-201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OUT-2014'.A5" table:end-x="1.936cm" table:end-y="0.237cm" draw:z-index="0" draw:name="AutoShape 1" draw:style-name="gr1" draw:text-style-name="P1" svg:width="1.768cm" svg:height="1.983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OUT-2014'.A4" table:end-x="7.799cm" table:end-y="0.37cm" draw:z-index="1" draw:name="Picture 2" draw:style-name="gr2" draw:text-style-name="P2" svg:width="7.72cm" svg:height="1.82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1022"/>
        </table:table-row>
        <table:table-row table:style-name="ro3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4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5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6">
          <table:table-cell table:style-name="ce3" office:value-type="string" calcext:value-type="string" table:number-columns-spanned="29" table:number-rows-spanned="1">
            <text:p>Período: Outubro-2014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>
          <table:table-cell table:style-name="ce5" office:value-type="string" calcext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4" office:value-type="string" calcext:value-type="string">
            <text:p>TOTAL</text:p>
          </table:table-cell>
          <table:table-cell table:style-name="ce29" table:number-columns-repeated="995"/>
        </table:table-row>
        <table:table-row table:style-name="ro1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7488" calcext:value-type="float">
            <text:p>7.488 </text:p>
          </table:table-cell>
          <table:table-cell table:style-name="ce15" office:value-type="float" office:value="126929" calcext:value-type="float">
            <text:p>126.929 </text:p>
          </table:table-cell>
          <table:table-cell table:style-name="ce15" office:value-type="float" office:value="57576068" calcext:value-type="float">
            <text:p>57.576.068 </text:p>
          </table:table-cell>
          <table:table-cell table:style-name="ce15" office:value-type="float" office:value="21409" calcext:value-type="float">
            <text:p>21.409 </text:p>
          </table:table-cell>
          <table:table-cell table:style-name="ce15" office:value-type="float" office:value="67107955" calcext:value-type="float">
            <text:p>67.107.955 </text:p>
          </table:table-cell>
          <table:table-cell table:style-name="ce15" office:value-type="float" office:value="69846175" calcext:value-type="float">
            <text:p>69.846.175 </text:p>
          </table:table-cell>
          <table:table-cell table:style-name="ce15" office:value-type="float" office:value="3249517" calcext:value-type="float">
            <text:p>3.249.517 </text:p>
          </table:table-cell>
          <table:table-cell table:style-name="ce15" office:value-type="float" office:value="184745129" calcext:value-type="float">
            <text:p>184.745.129 </text:p>
          </table:table-cell>
          <table:table-cell table:style-name="ce15" office:value-type="float" office:value="68794231" calcext:value-type="float">
            <text:p>68.794.231 </text:p>
          </table:table-cell>
          <table:table-cell table:style-name="ce15" office:value-type="float" office:value="9824277" calcext:value-type="float">
            <text:p>9.824.277 </text:p>
          </table:table-cell>
          <table:table-cell table:style-name="ce15" office:value-type="float" office:value="109049129" calcext:value-type="float">
            <text:p>109.049.129 </text:p>
          </table:table-cell>
          <table:table-cell table:style-name="ce15" office:value-type="float" office:value="345724" calcext:value-type="float">
            <text:p>345.724 </text:p>
          </table:table-cell>
          <table:table-cell table:style-name="ce15" office:value-type="float" office:value="1596116" calcext:value-type="float">
            <text:p>1.596.116 </text:p>
          </table:table-cell>
          <table:table-cell table:style-name="ce15" office:value-type="float" office:value="5753796" calcext:value-type="float">
            <text:p>5.753.796 </text:p>
          </table:table-cell>
          <table:table-cell table:style-name="ce15" office:value-type="float" office:value="11583507" calcext:value-type="float">
            <text:p>11.583.507 </text:p>
          </table:table-cell>
          <table:table-cell table:style-name="ce15" office:value-type="float" office:value="85109973" calcext:value-type="float">
            <text:p>85.109.973 </text:p>
          </table:table-cell>
          <table:table-cell table:style-name="ce15" office:value-type="float" office:value="135058" calcext:value-type="float">
            <text:p>135.058 </text:p>
          </table:table-cell>
          <table:table-cell table:style-name="ce15" office:value-type="float" office:value="250285922" calcext:value-type="float">
            <text:p>250.285.922 </text:p>
          </table:table-cell>
          <table:table-cell table:style-name="ce15" office:value-type="float" office:value="287397549" calcext:value-type="float">
            <text:p>287.397.549 </text:p>
          </table:table-cell>
          <table:table-cell table:style-name="ce15" office:value-type="float" office:value="2745967" calcext:value-type="float">
            <text:p>2.745.967 </text:p>
          </table:table-cell>
          <table:table-cell table:style-name="ce15" office:value-type="float" office:value="35915" calcext:value-type="float">
            <text:p>35.915 </text:p>
          </table:table-cell>
          <table:table-cell table:style-name="ce15" office:value-type="float" office:value="28766" calcext:value-type="float">
            <text:p>28.766 </text:p>
          </table:table-cell>
          <table:table-cell table:style-name="ce15" office:value-type="float" office:value="117501983" calcext:value-type="float">
            <text:p>117.501.983 </text:p>
          </table:table-cell>
          <table:table-cell table:style-name="ce15" office:value-type="float" office:value="510126655" calcext:value-type="float">
            <text:p>510.126.655 </text:p>
          </table:table-cell>
          <table:table-cell table:style-name="ce15" office:value-type="float" office:value="122686" calcext:value-type="float">
            <text:p>122.686 </text:p>
          </table:table-cell>
          <table:table-cell table:style-name="ce15" office:value-type="float" office:value="1530696183" calcext:value-type="float">
            <text:p>1.530.696.183 </text:p>
          </table:table-cell>
          <table:table-cell table:style-name="ce15" office:value-type="float" office:value="314" calcext:value-type="float">
            <text:p>314 </text:p>
          </table:table-cell>
          <table:table-cell table:style-name="ce25" office:value-type="float" office:value="3373814423" calcext:value-type="float">
            <text:p>3.373.814.42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EXPORTAÇÃO</text:p>
          </table:table-cell>
          <table:table-cell table:style-name="ce15" office:value-type="float" office:value="-0" calcext:value-type="float">
            <text:p>- </text:p>
          </table:table-cell>
          <table:table-cell table:style-name="ce15" office:value-type="float" office:value="1175" calcext:value-type="float">
            <text:p>1.175 </text:p>
          </table:table-cell>
          <table:table-cell table:style-name="ce15" office:value-type="float" office:value="-19" calcext:value-type="float">
            <text:p>(19)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35668" calcext:value-type="float">
            <text:p>35.668 </text:p>
          </table:table-cell>
          <table:table-cell table:style-name="ce15" office:value-type="float" office:value="-1641" calcext:value-type="float">
            <text:p>(1.641)</text:p>
          </table:table-cell>
          <table:table-cell table:style-name="ce15" office:value-type="float" office:value="1503" calcext:value-type="float">
            <text:p>1.503 </text:p>
          </table:table-cell>
          <table:table-cell table:style-name="ce15" office:value-type="float" office:value="-329" calcext:value-type="float">
            <text:p>(329)</text:p>
          </table:table-cell>
          <table:table-cell table:style-name="ce15" office:value-type="float" office:value="17732" calcext:value-type="float">
            <text:p>17.732 </text:p>
          </table:table-cell>
          <table:table-cell table:style-name="ce15" office:value-type="float" office:value="46" calcext:value-type="float">
            <text:p>46 </text:p>
          </table:table-cell>
          <table:table-cell table:style-name="ce15" office:value-type="float" office:value="37" calcext:value-type="float">
            <text:p>37 </text:p>
          </table:table-cell>
          <table:table-cell table:style-name="ce15" office:value-type="float" office:value="977" calcext:value-type="float">
            <text:p>977 </text:p>
          </table:table-cell>
          <table:table-cell table:style-name="ce15" office:value-type="float" office:value="-29" calcext:value-type="float">
            <text:p>(29)</text:p>
          </table:table-cell>
          <table:table-cell table:style-name="ce15" office:value-type="float" office:value="639824" calcext:value-type="float">
            <text:p>639.824 </text:p>
          </table:table-cell>
          <table:table-cell table:style-name="ce15" office:value-type="float" office:value="-337" calcext:value-type="float">
            <text:p>(337)</text:p>
          </table:table-cell>
          <table:table-cell table:style-name="ce15" office:value-type="float" office:value="12251" calcext:value-type="float">
            <text:p>12.251 </text:p>
          </table:table-cell>
          <table:table-cell table:style-name="ce15" office:value-type="float" office:value="86" calcext:value-type="float">
            <text:p>86 </text:p>
          </table:table-cell>
          <table:table-cell table:style-name="ce15" office:value-type="float" office:value="1144591" calcext:value-type="float">
            <text:p>1.144.591 </text:p>
          </table:table-cell>
          <table:table-cell table:style-name="ce15" office:value-type="float" office:value="6212" calcext:value-type="float">
            <text:p>6.212 </text:p>
          </table:table-cell>
          <table:table-cell table:style-name="ce15" office:value-type="float" office:value="16" calcext:value-type="float">
            <text:p>16 </text:p>
          </table:table-cell>
          <table:table-cell table:style-name="ce15" office:value-type="float" office:value="-11" calcext:value-type="float">
            <text:p>(11)</text:p>
          </table:table-cell>
          <table:table-cell table:style-name="ce15" office:value-type="float" office:value="-2" calcext:value-type="float">
            <text:p>(2)</text:p>
          </table:table-cell>
          <table:table-cell table:style-name="ce15" office:value-type="float" office:value="123265" calcext:value-type="float">
            <text:p>123.265 </text:p>
          </table:table-cell>
          <table:table-cell table:style-name="ce15" office:value-type="float" office:value="737802" calcext:value-type="float">
            <text:p>737.802 </text:p>
          </table:table-cell>
          <table:table-cell table:style-name="ce15" office:value-type="float" office:value="-1" calcext:value-type="float">
            <text:p>(1)</text:p>
          </table:table-cell>
          <table:table-cell table:style-name="ce15" office:value-type="float" office:value="1036313" calcext:value-type="float">
            <text:p>1.036.313 </text:p>
          </table:table-cell>
          <table:table-cell table:style-name="ce15" office:value-type="float" office:value="-663" calcext:value-type="float">
            <text:p>(663)</text:p>
          </table:table-cell>
          <table:table-cell table:style-name="ce25" office:value-type="float" office:value="3754468" calcext:value-type="float">
            <text:p>3.754.46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PI - TOTAL</text:p>
          </table:table-cell>
          <table:table-cell table:style-name="ce15" office:value-type="float" office:value="35844" calcext:value-type="float">
            <text:p>35.844 </text:p>
          </table:table-cell>
          <table:table-cell table:style-name="ce15" office:value-type="float" office:value="2497767" calcext:value-type="float">
            <text:p>2.497.767 </text:p>
          </table:table-cell>
          <table:table-cell table:style-name="ce15" office:value-type="float" office:value="16191335" calcext:value-type="float">
            <text:p>16.191.335 </text:p>
          </table:table-cell>
          <table:table-cell table:style-name="ce15" office:value-type="float" office:value="125584" calcext:value-type="float">
            <text:p>125.584 </text:p>
          </table:table-cell>
          <table:table-cell table:style-name="ce15" office:value-type="float" office:value="133468338" calcext:value-type="float">
            <text:p>133.468.338 </text:p>
          </table:table-cell>
          <table:table-cell table:style-name="ce15" office:value-type="float" office:value="36951615" calcext:value-type="float">
            <text:p>36.951.615 </text:p>
          </table:table-cell>
          <table:table-cell table:style-name="ce15" office:value-type="float" office:value="7395695" calcext:value-type="float">
            <text:p>7.395.695 </text:p>
          </table:table-cell>
          <table:table-cell table:style-name="ce15" office:value-type="float" office:value="193892092" calcext:value-type="float">
            <text:p>193.892.092 </text:p>
          </table:table-cell>
          <table:table-cell table:style-name="ce15" office:value-type="float" office:value="60052008" calcext:value-type="float">
            <text:p>60.052.008 </text:p>
          </table:table-cell>
          <table:table-cell table:style-name="ce15" office:value-type="float" office:value="10246589" calcext:value-type="float">
            <text:p>10.246.589 </text:p>
          </table:table-cell>
          <table:table-cell table:style-name="ce15" office:value-type="float" office:value="538858749" calcext:value-type="float">
            <text:p>538.858.749 </text:p>
          </table:table-cell>
          <table:table-cell table:style-name="ce15" office:value-type="float" office:value="6869875" calcext:value-type="float">
            <text:p>6.869.875 </text:p>
          </table:table-cell>
          <table:table-cell table:style-name="ce15" office:value-type="float" office:value="16032825" calcext:value-type="float">
            <text:p>16.032.825 </text:p>
          </table:table-cell>
          <table:table-cell table:style-name="ce15" office:value-type="float" office:value="8686556" calcext:value-type="float">
            <text:p>8.686.556 </text:p>
          </table:table-cell>
          <table:table-cell table:style-name="ce15" office:value-type="float" office:value="3509212" calcext:value-type="float">
            <text:p>3.509.212 </text:p>
          </table:table-cell>
          <table:table-cell table:style-name="ce15" office:value-type="float" office:value="127224516" calcext:value-type="float">
            <text:p>127.224.516 </text:p>
          </table:table-cell>
          <table:table-cell table:style-name="ce15" office:value-type="float" office:value="3553299" calcext:value-type="float">
            <text:p>3.553.299 </text:p>
          </table:table-cell>
          <table:table-cell table:style-name="ce15" office:value-type="float" office:value="284407585" calcext:value-type="float">
            <text:p>284.407.585 </text:p>
          </table:table-cell>
          <table:table-cell table:style-name="ce15" office:value-type="float" office:value="340143942" calcext:value-type="float">
            <text:p>340.143.942 </text:p>
          </table:table-cell>
          <table:table-cell table:style-name="ce15" office:value-type="float" office:value="4191415" calcext:value-type="float">
            <text:p>4.191.415 </text:p>
          </table:table-cell>
          <table:table-cell table:style-name="ce15" office:value-type="float" office:value="2818677" calcext:value-type="float">
            <text:p>2.818.677 </text:p>
          </table:table-cell>
          <table:table-cell table:style-name="ce15" office:value-type="float" office:value="22839" calcext:value-type="float">
            <text:p>22.839 </text:p>
          </table:table-cell>
          <table:table-cell table:style-name="ce15" office:value-type="float" office:value="535256443" calcext:value-type="float">
            <text:p>535.256.443 </text:p>
          </table:table-cell>
          <table:table-cell table:style-name="ce15" office:value-type="float" office:value="422225483" calcext:value-type="float">
            <text:p>422.225.483 </text:p>
          </table:table-cell>
          <table:table-cell table:style-name="ce15" office:value-type="float" office:value="8045619" calcext:value-type="float">
            <text:p>8.045.619 </text:p>
          </table:table-cell>
          <table:table-cell table:style-name="ce15" office:value-type="float" office:value="1897053704" calcext:value-type="float">
            <text:p>1.897.053.704 </text:p>
          </table:table-cell>
          <table:table-cell table:style-name="ce15" office:value-type="float" office:value="1280927" calcext:value-type="float">
            <text:p>1.280.927 </text:p>
          </table:table-cell>
          <table:table-cell table:style-name="ce25" office:value-type="float" office:value="4661038531" calcext:value-type="float">
            <text:p>4.661.038.53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FUMO</text:p>
          </table:table-cell>
          <table:table-cell table:number-columns-repeated="3" table:style-name="ce15" office:value-type="string" office:string-value=" -    " calcext:value-type="string">
            <text:p><text:s/>- <text:s text:c="4"/></text:p>
          </table:table-cell>
          <table:table-cell table:style-name="ce20" office:value-type="string" office:string-value=" -    " calcext:value-type="string">
            <text:p><text:s/>- <text:s text:c="4"/></text:p>
          </table:table-cell>
          <table:table-cell table:style-name="ce15" office:value-type="float" office:value="204711" calcext:value-type="float">
            <text:p>204.711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20" office:value-type="string" office:string-value=" -    " calcext:value-type="string">
            <text:p><text:s/>- <text:s text:c="4"/></text:p>
          </table:table-cell>
          <table:table-cell table:style-name="ce15" office:value-type="float" office:value="25048" calcext:value-type="float">
            <text:p>25.048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31473975" calcext:value-type="float">
            <text:p>231.473.975 </text:p>
          </table:table-cell>
          <table:table-cell table:style-name="ce15" office:value-type="float" office:value="3306" calcext:value-type="float">
            <text:p>3.306 </text:p>
          </table:table-cell>
          <table:table-cell table:number-columns-repeated="5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218" calcext:value-type="float">
            <text:p>1.218 </text:p>
          </table:table-cell>
          <table:table-cell table:style-name="ce15" office:value-type="float" office:value="10520" calcext:value-type="float">
            <text:p>10.520 </text:p>
          </table:table-cell>
          <table:table-cell table:number-columns-repeated="3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99341651" calcext:value-type="float">
            <text:p>199.341.651 </text:p>
          </table:table-cell>
          <table:table-cell table:style-name="ce15" office:value-type="float" office:value="58515" calcext:value-type="float">
            <text:p>58.515 </text:p>
          </table:table-cell>
          <table:table-cell table:style-name="ce15" office:value-type="float" office:value="127311" calcext:value-type="float">
            <text:p>127.311 </text:p>
          </table:table-cell>
          <table:table-cell table:style-name="ce15" office:value-type="float" office:value="367631" calcext:value-type="float">
            <text:p>367.631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431613885" calcext:value-type="float">
            <text:p>431.613.88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BEBIDAS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70266" calcext:value-type="float">
            <text:p>170.266 </text:p>
          </table:table-cell>
          <table:table-cell table:style-name="ce15" office:value-type="float" office:value="1924462" calcext:value-type="float">
            <text:p>1.924.462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5370693" calcext:value-type="float">
            <text:p>15.370.693 </text:p>
          </table:table-cell>
          <table:table-cell table:style-name="ce15" office:value-type="float" office:value="7561984" calcext:value-type="float">
            <text:p>7.561.984 </text:p>
          </table:table-cell>
          <table:table-cell table:style-name="ce15" office:value-type="float" office:value="1423928" calcext:value-type="float">
            <text:p>1.423.928 </text:p>
          </table:table-cell>
          <table:table-cell table:style-name="ce15" office:value-type="float" office:value="145081" calcext:value-type="float">
            <text:p>145.081 </text:p>
          </table:table-cell>
          <table:table-cell table:style-name="ce15" office:value-type="float" office:value="11400153" calcext:value-type="float">
            <text:p>11.400.153 </text:p>
          </table:table-cell>
          <table:table-cell table:style-name="ce15" office:value-type="float" office:value="7960727" calcext:value-type="float">
            <text:p>7.960.727 </text:p>
          </table:table-cell>
          <table:table-cell table:style-name="ce15" office:value-type="float" office:value="23781269" calcext:value-type="float">
            <text:p>23.781.269 </text:p>
          </table:table-cell>
          <table:table-cell table:style-name="ce15" office:value-type="float" office:value="106425" calcext:value-type="float">
            <text:p>106.425 </text:p>
          </table:table-cell>
          <table:table-cell table:style-name="ce15" office:value-type="float" office:value="11043734" calcext:value-type="float">
            <text:p>11.043.734 </text:p>
          </table:table-cell>
          <table:table-cell table:style-name="ce15" office:value-type="float" office:value="3108289" calcext:value-type="float">
            <text:p>3.108.289 </text:p>
          </table:table-cell>
          <table:table-cell table:style-name="ce15" office:value-type="float" office:value="431081" calcext:value-type="float">
            <text:p>431.081 </text:p>
          </table:table-cell>
          <table:table-cell table:style-name="ce15" office:value-type="float" office:value="29798069" calcext:value-type="float">
            <text:p>29.798.069 </text:p>
          </table:table-cell>
          <table:table-cell table:style-name="ce15" office:value-type="float" office:value="1649239" calcext:value-type="float">
            <text:p>1.649.239 </text:p>
          </table:table-cell>
          <table:table-cell table:style-name="ce15" office:value-type="float" office:value="4000323" calcext:value-type="float">
            <text:p>4.000.323 </text:p>
          </table:table-cell>
          <table:table-cell table:style-name="ce15" office:value-type="float" office:value="13259454" calcext:value-type="float">
            <text:p>13.259.454 </text:p>
          </table:table-cell>
          <table:table-cell table:style-name="ce15" office:value-type="float" office:value="804663" calcext:value-type="float">
            <text:p>804.663 </text:p>
          </table:table-cell>
          <table:table-cell table:style-name="ce15" office:value-type="float" office:value="5380" calcext:value-type="float">
            <text:p>5.380 </text:p>
          </table:table-cell>
          <table:table-cell table:style-name="ce15" office:value-type="float" office:value="5091" calcext:value-type="float">
            <text:p>5.091 </text:p>
          </table:table-cell>
          <table:table-cell table:style-name="ce15" office:value-type="float" office:value="18016979" calcext:value-type="float">
            <text:p>18.016.979 </text:p>
          </table:table-cell>
          <table:table-cell table:style-name="ce15" office:value-type="float" office:value="9509789" calcext:value-type="float">
            <text:p>9.509.789 </text:p>
          </table:table-cell>
          <table:table-cell table:style-name="ce15" office:value-type="float" office:value="3444455" calcext:value-type="float">
            <text:p>3.444.455 </text:p>
          </table:table-cell>
          <table:table-cell table:style-name="ce15" office:value-type="float" office:value="82681024" calcext:value-type="float">
            <text:p>82.681.024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247602557" calcext:value-type="float">
            <text:p>247.602.55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AUTOMÓVEIS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1649" calcext:value-type="float">
            <text:p>11.649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5239" calcext:value-type="float">
            <text:p>25.239 </text:p>
          </table:table-cell>
          <table:table-cell table:style-name="ce15" office:value-type="float" office:value="572" calcext:value-type="float">
            <text:p>572 </text:p>
          </table:table-cell>
          <table:table-cell table:style-name="ce15" office:value-type="float" office:value="6090" calcext:value-type="float">
            <text:p>6.090 </text:p>
          </table:table-cell>
          <table:table-cell table:style-name="ce15" office:value-type="float" office:value="15583598" calcext:value-type="float">
            <text:p>15.583.598 </text:p>
          </table:table-cell>
          <table:table-cell table:style-name="ce15" office:value-type="float" office:value="23495166" calcext:value-type="float">
            <text:p>23.495.166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87117333" calcext:value-type="float">
            <text:p>87.117.333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328" calcext:value-type="float">
            <text:p>2.328 </text:p>
          </table:table-cell>
          <table:table-cell table:style-name="ce15" office:value-type="float" office:value="2800" calcext:value-type="float">
            <text:p>2.800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319734" calcext:value-type="float">
            <text:p>319.734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64185657" calcext:value-type="float">
            <text:p>64.185.657 </text:p>
          </table:table-cell>
          <table:table-cell table:style-name="ce15" office:value-type="float" office:value="39418700" calcext:value-type="float">
            <text:p>39.418.700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168" calcext:value-type="float">
            <text:p>2.168 </text:p>
          </table:table-cell>
          <table:table-cell table:style-name="ce15" office:value-type="float" office:value="3810" calcext:value-type="float">
            <text:p>3.810 </text:p>
          </table:table-cell>
          <table:table-cell table:style-name="ce15" office:value-type="float" office:value="68669349" calcext:value-type="float">
            <text:p>68.669.349 </text:p>
          </table:table-cell>
          <table:table-cell table:style-name="ce15" office:value-type="float" office:value="18948990" calcext:value-type="float">
            <text:p>18.948.990 </text:p>
          </table:table-cell>
          <table:table-cell table:style-name="ce15" office:value-type="float" office:value="3843" calcext:value-type="float">
            <text:p>3.843 </text:p>
          </table:table-cell>
          <table:table-cell table:style-name="ce15" office:value-type="float" office:value="200975070" calcext:value-type="float">
            <text:p>200.975.070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518772098" calcext:value-type="float">
            <text:p>518.772.09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VINCULADO À IMPORTACAO</text:p>
          </table:table-cell>
          <table:table-cell table:style-name="ce15" office:value-type="float" office:value="5331" calcext:value-type="float">
            <text:p>5.331 </text:p>
          </table:table-cell>
          <table:table-cell table:style-name="ce15" office:value-type="float" office:value="253549" calcext:value-type="float">
            <text:p>253.549 </text:p>
          </table:table-cell>
          <table:table-cell table:style-name="ce15" office:value-type="float" office:value="9385344" calcext:value-type="float">
            <text:p>9.385.344 </text:p>
          </table:table-cell>
          <table:table-cell table:style-name="ce15" office:value-type="float" office:value="13294" calcext:value-type="float">
            <text:p>13.294 </text:p>
          </table:table-cell>
          <table:table-cell table:style-name="ce15" office:value-type="float" office:value="52663478" calcext:value-type="float">
            <text:p>52.663.478 </text:p>
          </table:table-cell>
          <table:table-cell table:style-name="ce15" office:value-type="float" office:value="17254349" calcext:value-type="float">
            <text:p>17.254.349 </text:p>
          </table:table-cell>
          <table:table-cell table:style-name="ce15" office:value-type="float" office:value="1446828" calcext:value-type="float">
            <text:p>1.446.828 </text:p>
          </table:table-cell>
          <table:table-cell table:style-name="ce15" office:value-type="float" office:value="139949094" calcext:value-type="float">
            <text:p>139.949.094 </text:p>
          </table:table-cell>
          <table:table-cell table:style-name="ce15" office:value-type="float" office:value="9045204" calcext:value-type="float">
            <text:p>9.045.204 </text:p>
          </table:table-cell>
          <table:table-cell table:style-name="ce15" office:value-type="float" office:value="776083" calcext:value-type="float">
            <text:p>776.083 </text:p>
          </table:table-cell>
          <table:table-cell table:style-name="ce15" office:value-type="float" office:value="60288366" calcext:value-type="float">
            <text:p>60.288.366 </text:p>
          </table:table-cell>
          <table:table-cell table:style-name="ce15" office:value-type="float" office:value="162550" calcext:value-type="float">
            <text:p>162.550 </text:p>
          </table:table-cell>
          <table:table-cell table:style-name="ce15" office:value-type="float" office:value="1027540" calcext:value-type="float">
            <text:p>1.027.540 </text:p>
          </table:table-cell>
          <table:table-cell table:style-name="ce15" office:value-type="float" office:value="2181516" calcext:value-type="float">
            <text:p>2.181.516 </text:p>
          </table:table-cell>
          <table:table-cell table:style-name="ce15" office:value-type="float" office:value="845281" calcext:value-type="float">
            <text:p>845.281 </text:p>
          </table:table-cell>
          <table:table-cell table:style-name="ce15" office:value-type="float" office:value="55721860" calcext:value-type="float">
            <text:p>55.721.860 </text:p>
          </table:table-cell>
          <table:table-cell table:style-name="ce15" office:value-type="float" office:value="16462" calcext:value-type="float">
            <text:p>16.462 </text:p>
          </table:table-cell>
          <table:table-cell table:style-name="ce15" office:value-type="float" office:value="104841201" calcext:value-type="float">
            <text:p>104.841.201 </text:p>
          </table:table-cell>
          <table:table-cell table:style-name="ce15" office:value-type="float" office:value="150335967" calcext:value-type="float">
            <text:p>150.335.967 </text:p>
          </table:table-cell>
          <table:table-cell table:style-name="ce15" office:value-type="float" office:value="520554" calcext:value-type="float">
            <text:p>520.554 </text:p>
          </table:table-cell>
          <table:table-cell table:style-name="ce15" office:value-type="float" office:value="248" calcext:value-type="float">
            <text:p>248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08734939" calcext:value-type="float">
            <text:p>108.734.939 </text:p>
          </table:table-cell>
          <table:table-cell table:style-name="ce15" office:value-type="float" office:value="225473464" calcext:value-type="float">
            <text:p>225.473.464 </text:p>
          </table:table-cell>
          <table:table-cell table:style-name="ce15" office:value-type="float" office:value="752098" calcext:value-type="float">
            <text:p>752.098 </text:p>
          </table:table-cell>
          <table:table-cell table:style-name="ce15" office:value-type="float" office:value="537348967" calcext:value-type="float">
            <text:p>537.348.967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1479043566" calcext:value-type="float">
            <text:p>1.479.043.56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8" office:value-type="string" calcext:value-type="string">
            <text:p><text:s text:c="2"/>IPI - OUTROS</text:p>
          </table:table-cell>
          <table:table-cell table:style-name="ce15" office:value-type="float" office:value="30513" calcext:value-type="float">
            <text:p>30.513 </text:p>
          </table:table-cell>
          <table:table-cell table:style-name="ce15" office:value-type="float" office:value="2073951" calcext:value-type="float">
            <text:p>2.073.951 </text:p>
          </table:table-cell>
          <table:table-cell table:style-name="ce15" office:value-type="float" office:value="4869880" calcext:value-type="float">
            <text:p>4.869.880 </text:p>
          </table:table-cell>
          <table:table-cell table:style-name="ce15" office:value-type="float" office:value="112290" calcext:value-type="float">
            <text:p>112.290 </text:p>
          </table:table-cell>
          <table:table-cell table:style-name="ce15" office:value-type="float" office:value="65204217" calcext:value-type="float">
            <text:p>65.204.217 </text:p>
          </table:table-cell>
          <table:table-cell table:style-name="ce15" office:value-type="float" office:value="12134709" calcext:value-type="float">
            <text:p>12.134.709 </text:p>
          </table:table-cell>
          <table:table-cell table:style-name="ce15" office:value-type="float" office:value="4518848" calcext:value-type="float">
            <text:p>4.518.848 </text:p>
          </table:table-cell>
          <table:table-cell table:style-name="ce15" office:value-type="float" office:value="38214318" calcext:value-type="float">
            <text:p>38.214.318 </text:p>
          </table:table-cell>
          <table:table-cell table:style-name="ce15" office:value-type="float" office:value="16086436" calcext:value-type="float">
            <text:p>16.086.436 </text:p>
          </table:table-cell>
          <table:table-cell table:style-name="ce15" office:value-type="float" office:value="1509779" calcext:value-type="float">
            <text:p>1.509.779 </text:p>
          </table:table-cell>
          <table:table-cell table:style-name="ce15" office:value-type="float" office:value="136197806" calcext:value-type="float">
            <text:p>136.197.806 </text:p>
          </table:table-cell>
          <table:table-cell table:style-name="ce15" office:value-type="float" office:value="6597594" calcext:value-type="float">
            <text:p>6.597.594 </text:p>
          </table:table-cell>
          <table:table-cell table:style-name="ce15" office:value-type="float" office:value="3959223" calcext:value-type="float">
            <text:p>3.959.223 </text:p>
          </table:table-cell>
          <table:table-cell table:style-name="ce15" office:value-type="float" office:value="3393952" calcext:value-type="float">
            <text:p>3.393.952 </text:p>
          </table:table-cell>
          <table:table-cell table:style-name="ce15" office:value-type="float" office:value="2232850" calcext:value-type="float">
            <text:p>2.232.850 </text:p>
          </table:table-cell>
          <table:table-cell table:style-name="ce15" office:value-type="float" office:value="41384852" calcext:value-type="float">
            <text:p>41.384.852 </text:p>
          </table:table-cell>
          <table:table-cell table:style-name="ce15" office:value-type="float" office:value="1887598" calcext:value-type="float">
            <text:p>1.887.598 </text:p>
          </table:table-cell>
          <table:table-cell table:style-name="ce15" office:value-type="float" office:value="111379186" calcext:value-type="float">
            <text:p>111.379.186 </text:p>
          </table:table-cell>
          <table:table-cell table:style-name="ce15" office:value-type="float" office:value="137119301" calcext:value-type="float">
            <text:p>137.119.301 </text:p>
          </table:table-cell>
          <table:table-cell table:style-name="ce15" office:value-type="float" office:value="2866199" calcext:value-type="float">
            <text:p>2.866.199 </text:p>
          </table:table-cell>
          <table:table-cell table:style-name="ce15" office:value-type="float" office:value="2810880" calcext:value-type="float">
            <text:p>2.810.880 </text:p>
          </table:table-cell>
          <table:table-cell table:style-name="ce15" office:value-type="float" office:value="13937" calcext:value-type="float">
            <text:p>13.937 </text:p>
          </table:table-cell>
          <table:table-cell table:style-name="ce15" office:value-type="float" office:value="140493526" calcext:value-type="float">
            <text:p>140.493.526 </text:p>
          </table:table-cell>
          <table:table-cell table:style-name="ce15" office:value-type="float" office:value="168234726" calcext:value-type="float">
            <text:p>168.234.726 </text:p>
          </table:table-cell>
          <table:table-cell table:style-name="ce15" office:value-type="float" office:value="3717912" calcext:value-type="float">
            <text:p>3.717.912 </text:p>
          </table:table-cell>
          <table:table-cell table:style-name="ce15" office:value-type="float" office:value="1075681012" calcext:value-type="float">
            <text:p>1.075.681.012 </text:p>
          </table:table-cell>
          <table:table-cell table:style-name="ce15" office:value-type="float" office:value="1280927" calcext:value-type="float">
            <text:p>1.280.927 </text:p>
          </table:table-cell>
          <table:table-cell table:style-name="ce25" office:value-type="float" office:value="1984006424" calcext:value-type="float">
            <text:p>1.984.006.42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A RENDA - TOTAL</text:p>
          </table:table-cell>
          <table:table-cell table:style-name="ce15" office:value-type="float" office:value="22395027" calcext:value-type="float">
            <text:p>22.395.027 </text:p>
          </table:table-cell>
          <table:table-cell table:style-name="ce15" office:value-type="float" office:value="69678089" calcext:value-type="float">
            <text:p>69.678.089 </text:p>
          </table:table-cell>
          <table:table-cell table:style-name="ce15" office:value-type="float" office:value="286093624" calcext:value-type="float">
            <text:p>286.093.624 </text:p>
          </table:table-cell>
          <table:table-cell table:style-name="ce15" office:value-type="float" office:value="15263043" calcext:value-type="float">
            <text:p>15.263.043 </text:p>
          </table:table-cell>
          <table:table-cell table:style-name="ce15" office:value-type="float" office:value="468206064" calcext:value-type="float">
            <text:p>468.206.064 </text:p>
          </table:table-cell>
          <table:table-cell table:style-name="ce15" office:value-type="float" office:value="332849522" calcext:value-type="float">
            <text:p>332.849.522 </text:p>
          </table:table-cell>
          <table:table-cell table:style-name="ce15" office:value-type="float" office:value="2961766235" calcext:value-type="float">
            <text:p>2.961.766.235 </text:p>
          </table:table-cell>
          <table:table-cell table:style-name="ce15" office:value-type="float" office:value="301339440" calcext:value-type="float">
            <text:p>301.339.440 </text:p>
          </table:table-cell>
          <table:table-cell table:style-name="ce15" office:value-type="float" office:value="345137285" calcext:value-type="float">
            <text:p>345.137.285 </text:p>
          </table:table-cell>
          <table:table-cell table:style-name="ce15" office:value-type="float" office:value="104359477" calcext:value-type="float">
            <text:p>104.359.477 </text:p>
          </table:table-cell>
          <table:table-cell table:style-name="ce15" office:value-type="float" office:value="1425785896" calcext:value-type="float">
            <text:p>1.425.785.896 </text:p>
          </table:table-cell>
          <table:table-cell table:style-name="ce15" office:value-type="float" office:value="156099010" calcext:value-type="float">
            <text:p>156.099.010 </text:p>
          </table:table-cell>
          <table:table-cell table:style-name="ce15" office:value-type="float" office:value="181519363" calcext:value-type="float">
            <text:p>181.519.363 </text:p>
          </table:table-cell>
          <table:table-cell table:style-name="ce15" office:value-type="float" office:value="190846713" calcext:value-type="float">
            <text:p>190.846.713 </text:p>
          </table:table-cell>
          <table:table-cell table:style-name="ce15" office:value-type="float" office:value="110216077" calcext:value-type="float">
            <text:p>110.216.077 </text:p>
          </table:table-cell>
          <table:table-cell table:style-name="ce15" office:value-type="float" office:value="387486913" calcext:value-type="float">
            <text:p>387.486.913 </text:p>
          </table:table-cell>
          <table:table-cell table:style-name="ce15" office:value-type="float" office:value="69380967" calcext:value-type="float">
            <text:p>69.380.967 </text:p>
          </table:table-cell>
          <table:table-cell table:style-name="ce15" office:value-type="float" office:value="1148499593" calcext:value-type="float">
            <text:p>1.148.499.593 </text:p>
          </table:table-cell>
          <table:table-cell table:style-name="ce15" office:value-type="float" office:value="4408028490" calcext:value-type="float">
            <text:p>4.408.028.490 </text:p>
          </table:table-cell>
          <table:table-cell table:style-name="ce15" office:value-type="float" office:value="113170803" calcext:value-type="float">
            <text:p>113.170.803 </text:p>
          </table:table-cell>
          <table:table-cell table:style-name="ce15" office:value-type="float" office:value="55646959" calcext:value-type="float">
            <text:p>55.646.959 </text:p>
          </table:table-cell>
          <table:table-cell table:style-name="ce15" office:value-type="float" office:value="16737110" calcext:value-type="float">
            <text:p>16.737.110 </text:p>
          </table:table-cell>
          <table:table-cell table:style-name="ce15" office:value-type="float" office:value="1257932672" calcext:value-type="float">
            <text:p>1.257.932.672 </text:p>
          </table:table-cell>
          <table:table-cell table:style-name="ce15" office:value-type="float" office:value="715746090" calcext:value-type="float">
            <text:p>715.746.090 </text:p>
          </table:table-cell>
          <table:table-cell table:style-name="ce15" office:value-type="float" office:value="74354626" calcext:value-type="float">
            <text:p>74.354.626 </text:p>
          </table:table-cell>
          <table:table-cell table:style-name="ce15" office:value-type="float" office:value="11394089252" calcext:value-type="float">
            <text:p>11.394.089.252 </text:p>
          </table:table-cell>
          <table:table-cell table:style-name="ce15" office:value-type="float" office:value="42494073" calcext:value-type="float">
            <text:p>42.494.073 </text:p>
          </table:table-cell>
          <table:table-cell table:style-name="ce25" office:value-type="float" office:value="26655122412" calcext:value-type="float">
            <text:p>26.655.122.41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F</text:p>
          </table:table-cell>
          <table:table-cell table:style-name="ce15" office:value-type="float" office:value="3896684" calcext:value-type="float">
            <text:p>3.896.684 </text:p>
          </table:table-cell>
          <table:table-cell table:style-name="ce15" office:value-type="float" office:value="12611897" calcext:value-type="float">
            <text:p>12.611.897 </text:p>
          </table:table-cell>
          <table:table-cell table:style-name="ce15" office:value-type="float" office:value="15786881" calcext:value-type="float">
            <text:p>15.786.881 </text:p>
          </table:table-cell>
          <table:table-cell table:style-name="ce15" office:value-type="float" office:value="3310293" calcext:value-type="float">
            <text:p>3.310.293 </text:p>
          </table:table-cell>
          <table:table-cell table:style-name="ce15" office:value-type="float" office:value="50764751" calcext:value-type="float">
            <text:p>50.764.751 </text:p>
          </table:table-cell>
          <table:table-cell table:style-name="ce15" office:value-type="float" office:value="31240092" calcext:value-type="float">
            <text:p>31.240.092 </text:p>
          </table:table-cell>
          <table:table-cell table:style-name="ce15" office:value-type="float" office:value="61235016" calcext:value-type="float">
            <text:p>61.235.016 </text:p>
          </table:table-cell>
          <table:table-cell table:style-name="ce15" office:value-type="float" office:value="26248002" calcext:value-type="float">
            <text:p>26.248.002 </text:p>
          </table:table-cell>
          <table:table-cell table:style-name="ce15" office:value-type="float" office:value="55636464" calcext:value-type="float">
            <text:p>55.636.464 </text:p>
          </table:table-cell>
          <table:table-cell table:style-name="ce15" office:value-type="float" office:value="17931943" calcext:value-type="float">
            <text:p>17.931.943 </text:p>
          </table:table-cell>
          <table:table-cell table:style-name="ce15" office:value-type="float" office:value="139429281" calcext:value-type="float">
            <text:p>139.429.281 </text:p>
          </table:table-cell>
          <table:table-cell table:style-name="ce15" office:value-type="float" office:value="26533650" calcext:value-type="float">
            <text:p>26.533.650 </text:p>
          </table:table-cell>
          <table:table-cell table:style-name="ce15" office:value-type="float" office:value="23024793" calcext:value-type="float">
            <text:p>23.024.793 </text:p>
          </table:table-cell>
          <table:table-cell table:style-name="ce15" office:value-type="float" office:value="25292865" calcext:value-type="float">
            <text:p>25.292.865 </text:p>
          </table:table-cell>
          <table:table-cell table:style-name="ce15" office:value-type="float" office:value="16658456" calcext:value-type="float">
            <text:p>16.658.456 </text:p>
          </table:table-cell>
          <table:table-cell table:style-name="ce15" office:value-type="float" office:value="41441294" calcext:value-type="float">
            <text:p>41.441.294 </text:p>
          </table:table-cell>
          <table:table-cell table:style-name="ce15" office:value-type="float" office:value="12165833" calcext:value-type="float">
            <text:p>12.165.833 </text:p>
          </table:table-cell>
          <table:table-cell table:style-name="ce15" office:value-type="float" office:value="94913777" calcext:value-type="float">
            <text:p>94.913.777 </text:p>
          </table:table-cell>
          <table:table-cell table:style-name="ce15" office:value-type="float" office:value="297207742" calcext:value-type="float">
            <text:p>297.207.742 </text:p>
          </table:table-cell>
          <table:table-cell table:style-name="ce15" office:value-type="float" office:value="16267643" calcext:value-type="float">
            <text:p>16.267.643 </text:p>
          </table:table-cell>
          <table:table-cell table:style-name="ce15" office:value-type="float" office:value="8319267" calcext:value-type="float">
            <text:p>8.319.267 </text:p>
          </table:table-cell>
          <table:table-cell table:style-name="ce15" office:value-type="float" office:value="2874278" calcext:value-type="float">
            <text:p>2.874.278 </text:p>
          </table:table-cell>
          <table:table-cell table:style-name="ce15" office:value-type="float" office:value="120627094" calcext:value-type="float">
            <text:p>120.627.094 </text:p>
          </table:table-cell>
          <table:table-cell table:style-name="ce15" office:value-type="float" office:value="51103439" calcext:value-type="float">
            <text:p>51.103.439 </text:p>
          </table:table-cell>
          <table:table-cell table:style-name="ce15" office:value-type="float" office:value="14740884" calcext:value-type="float">
            <text:p>14.740.884 </text:p>
          </table:table-cell>
          <table:table-cell table:style-name="ce15" office:value-type="float" office:value="862237997" calcext:value-type="float">
            <text:p>862.237.997 </text:p>
          </table:table-cell>
          <table:table-cell table:style-name="ce15" office:value-type="float" office:value="5435384" calcext:value-type="float">
            <text:p>5.435.384 </text:p>
          </table:table-cell>
          <table:table-cell table:style-name="ce25" office:value-type="float" office:value="2036935700" calcext:value-type="float">
            <text:p>2.036.935.70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J</text:p>
          </table:table-cell>
          <table:table-cell table:style-name="ce15" office:value-type="float" office:value="12287768" calcext:value-type="float">
            <text:p>12.287.768 </text:p>
          </table:table-cell>
          <table:table-cell table:style-name="ce15" office:value-type="float" office:value="34176130" calcext:value-type="float">
            <text:p>34.176.130 </text:p>
          </table:table-cell>
          <table:table-cell table:style-name="ce15" office:value-type="float" office:value="171273676" calcext:value-type="float">
            <text:p>171.273.676 </text:p>
          </table:table-cell>
          <table:table-cell table:style-name="ce15" office:value-type="float" office:value="8317803" calcext:value-type="float">
            <text:p>8.317.803 </text:p>
          </table:table-cell>
          <table:table-cell table:style-name="ce15" office:value-type="float" office:value="269258427" calcext:value-type="float">
            <text:p>269.258.427 </text:p>
          </table:table-cell>
          <table:table-cell table:style-name="ce15" office:value-type="float" office:value="188190501" calcext:value-type="float">
            <text:p>188.190.501 </text:p>
          </table:table-cell>
          <table:table-cell table:style-name="ce15" office:value-type="float" office:value="545818757" calcext:value-type="float">
            <text:p>545.818.757 </text:p>
          </table:table-cell>
          <table:table-cell table:style-name="ce15" office:value-type="float" office:value="193166464" calcext:value-type="float">
            <text:p>193.166.464 </text:p>
          </table:table-cell>
          <table:table-cell table:style-name="ce15" office:value-type="float" office:value="210314833" calcext:value-type="float">
            <text:p>210.314.833 </text:p>
          </table:table-cell>
          <table:table-cell table:style-name="ce15" office:value-type="float" office:value="58286169" calcext:value-type="float">
            <text:p>58.286.169 </text:p>
          </table:table-cell>
          <table:table-cell table:style-name="ce15" office:value-type="float" office:value="778680698" calcext:value-type="float">
            <text:p>778.680.698 </text:p>
          </table:table-cell>
          <table:table-cell table:style-name="ce15" office:value-type="float" office:value="97549658" calcext:value-type="float">
            <text:p>97.549.658 </text:p>
          </table:table-cell>
          <table:table-cell table:style-name="ce15" office:value-type="float" office:value="108580205" calcext:value-type="float">
            <text:p>108.580.205 </text:p>
          </table:table-cell>
          <table:table-cell table:style-name="ce15" office:value-type="float" office:value="104885877" calcext:value-type="float">
            <text:p>104.885.877 </text:p>
          </table:table-cell>
          <table:table-cell table:style-name="ce15" office:value-type="float" office:value="52893692" calcext:value-type="float">
            <text:p>52.893.692 </text:p>
          </table:table-cell>
          <table:table-cell table:style-name="ce15" office:value-type="float" office:value="223561246" calcext:value-type="float">
            <text:p>223.561.246 </text:p>
          </table:table-cell>
          <table:table-cell table:style-name="ce15" office:value-type="float" office:value="38197053" calcext:value-type="float">
            <text:p>38.197.053 </text:p>
          </table:table-cell>
          <table:table-cell table:style-name="ce15" office:value-type="float" office:value="669416009" calcext:value-type="float">
            <text:p>669.416.009 </text:p>
          </table:table-cell>
          <table:table-cell table:style-name="ce15" office:value-type="float" office:value="1948670625" calcext:value-type="float">
            <text:p>1.948.670.625 </text:p>
          </table:table-cell>
          <table:table-cell table:style-name="ce15" office:value-type="float" office:value="62936800" calcext:value-type="float">
            <text:p>62.936.800 </text:p>
          </table:table-cell>
          <table:table-cell table:style-name="ce15" office:value-type="float" office:value="30327596" calcext:value-type="float">
            <text:p>30.327.596 </text:p>
          </table:table-cell>
          <table:table-cell table:style-name="ce15" office:value-type="float" office:value="8605000" calcext:value-type="float">
            <text:p>8.605.000 </text:p>
          </table:table-cell>
          <table:table-cell table:style-name="ce15" office:value-type="float" office:value="750782317" calcext:value-type="float">
            <text:p>750.782.317 </text:p>
          </table:table-cell>
          <table:table-cell table:style-name="ce15" office:value-type="float" office:value="478638750" calcext:value-type="float">
            <text:p>478.638.750 </text:p>
          </table:table-cell>
          <table:table-cell table:style-name="ce15" office:value-type="float" office:value="32337405" calcext:value-type="float">
            <text:p>32.337.405 </text:p>
          </table:table-cell>
          <table:table-cell table:style-name="ce15" office:value-type="float" office:value="5547786896" calcext:value-type="float">
            <text:p>5.547.786.896 </text:p>
          </table:table-cell>
          <table:table-cell table:style-name="ce15" office:value-type="float" office:value="29147952" calcext:value-type="float">
            <text:p>29.147.952 </text:p>
          </table:table-cell>
          <table:table-cell table:style-name="ce25" office:value-type="float" office:value="12654088306" calcext:value-type="float">
            <text:p>12.654.088.30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ENTIDADES FINANCEIRAS</text:p>
          </table:table-cell>
          <table:table-cell table:style-name="ce15" office:value-type="float" office:value="113" calcext:value-type="float">
            <text:p>113 </text:p>
          </table:table-cell>
          <table:table-cell table:style-name="ce15" office:value-type="float" office:value="37866" calcext:value-type="float">
            <text:p>37.866 </text:p>
          </table:table-cell>
          <table:table-cell table:style-name="ce15" office:value-type="float" office:value="166193" calcext:value-type="float">
            <text:p>166.193 </text:p>
          </table:table-cell>
          <table:table-cell table:style-name="ce15" office:value-type="float" office:value="2429" calcext:value-type="float">
            <text:p>2.429 </text:p>
          </table:table-cell>
          <table:table-cell table:style-name="ce15" office:value-type="float" office:value="2079335" calcext:value-type="float">
            <text:p>2.079.335 </text:p>
          </table:table-cell>
          <table:table-cell table:style-name="ce15" office:value-type="float" office:value="4629494" calcext:value-type="float">
            <text:p>4.629.494 </text:p>
          </table:table-cell>
          <table:table-cell table:style-name="ce15" office:value-type="float" office:value="33419087" calcext:value-type="float">
            <text:p>33.419.087 </text:p>
          </table:table-cell>
          <table:table-cell table:style-name="ce15" office:value-type="float" office:value="6903713" calcext:value-type="float">
            <text:p>6.903.713 </text:p>
          </table:table-cell>
          <table:table-cell table:style-name="ce15" office:value-type="float" office:value="166219" calcext:value-type="float">
            <text:p>166.219 </text:p>
          </table:table-cell>
          <table:table-cell table:style-name="ce15" office:value-type="float" office:value="9183" calcext:value-type="float">
            <text:p>9.183 </text:p>
          </table:table-cell>
          <table:table-cell table:style-name="ce15" office:value-type="float" office:value="6172277" calcext:value-type="float">
            <text:p>6.172.277 </text:p>
          </table:table-cell>
          <table:table-cell table:style-name="ce15" office:value-type="float" office:value="63497" calcext:value-type="float">
            <text:p>63.497 </text:p>
          </table:table-cell>
          <table:table-cell table:style-name="ce15" office:value-type="float" office:value="226268" calcext:value-type="float">
            <text:p>226.268 </text:p>
          </table:table-cell>
          <table:table-cell table:style-name="ce15" office:value-type="float" office:value="12384717" calcext:value-type="float">
            <text:p>12.384.717 </text:p>
          </table:table-cell>
          <table:table-cell table:style-name="ce15" office:value-type="float" office:value="25230" calcext:value-type="float">
            <text:p>25.230 </text:p>
          </table:table-cell>
          <table:table-cell table:style-name="ce15" office:value-type="float" office:value="8294238" calcext:value-type="float">
            <text:p>8.294.238 </text:p>
          </table:table-cell>
          <table:table-cell table:style-name="ce15" office:value-type="float" office:value="2000" calcext:value-type="float">
            <text:p>2.000 </text:p>
          </table:table-cell>
          <table:table-cell table:style-name="ce15" office:value-type="float" office:value="14362716" calcext:value-type="float">
            <text:p>14.362.716 </text:p>
          </table:table-cell>
          <table:table-cell table:style-name="ce15" office:value-type="float" office:value="181407995" calcext:value-type="float">
            <text:p>181.407.995 </text:p>
          </table:table-cell>
          <table:table-cell table:style-name="ce15" office:value-type="float" office:value="231115" calcext:value-type="float">
            <text:p>231.115 </text:p>
          </table:table-cell>
          <table:table-cell table:style-name="ce15" office:value-type="float" office:value="21373" calcext:value-type="float">
            <text:p>21.373 </text:p>
          </table:table-cell>
          <table:table-cell table:style-name="ce15" office:value-type="float" office:value="38326" calcext:value-type="float">
            <text:p>38.326 </text:p>
          </table:table-cell>
          <table:table-cell table:style-name="ce15" office:value-type="float" office:value="32263295" calcext:value-type="float">
            <text:p>32.263.295 </text:p>
          </table:table-cell>
          <table:table-cell table:style-name="ce15" office:value-type="float" office:value="1249430" calcext:value-type="float">
            <text:p>1.249.430 </text:p>
          </table:table-cell>
          <table:table-cell table:style-name="ce15" office:value-type="float" office:value="1601967" calcext:value-type="float">
            <text:p>1.601.967 </text:p>
          </table:table-cell>
          <table:table-cell table:style-name="ce15" office:value-type="float" office:value="429189214" calcext:value-type="float">
            <text:p>429.189.214 </text:p>
          </table:table-cell>
          <table:table-cell table:style-name="ce15" office:value-type="float" office:value="3802" calcext:value-type="float">
            <text:p>3.802 </text:p>
          </table:table-cell>
          <table:table-cell table:style-name="ce25" office:value-type="float" office:value="734951093" calcext:value-type="float">
            <text:p>734.951.09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DEMAIS EMPRESAS</text:p>
          </table:table-cell>
          <table:table-cell table:style-name="ce15" office:value-type="float" office:value="12287655" calcext:value-type="float">
            <text:p>12.287.655 </text:p>
          </table:table-cell>
          <table:table-cell table:style-name="ce15" office:value-type="float" office:value="34138264" calcext:value-type="float">
            <text:p>34.138.264 </text:p>
          </table:table-cell>
          <table:table-cell table:style-name="ce15" office:value-type="float" office:value="171107483" calcext:value-type="float">
            <text:p>171.107.483 </text:p>
          </table:table-cell>
          <table:table-cell table:style-name="ce15" office:value-type="float" office:value="8315373" calcext:value-type="float">
            <text:p>8.315.373 </text:p>
          </table:table-cell>
          <table:table-cell table:style-name="ce15" office:value-type="float" office:value="267179092" calcext:value-type="float">
            <text:p>267.179.092 </text:p>
          </table:table-cell>
          <table:table-cell table:style-name="ce15" office:value-type="float" office:value="183561007" calcext:value-type="float">
            <text:p>183.561.007 </text:p>
          </table:table-cell>
          <table:table-cell table:style-name="ce15" office:value-type="float" office:value="512399670" calcext:value-type="float">
            <text:p>512.399.670 </text:p>
          </table:table-cell>
          <table:table-cell table:style-name="ce15" office:value-type="float" office:value="186262751" calcext:value-type="float">
            <text:p>186.262.751 </text:p>
          </table:table-cell>
          <table:table-cell table:style-name="ce15" office:value-type="float" office:value="210148614" calcext:value-type="float">
            <text:p>210.148.614 </text:p>
          </table:table-cell>
          <table:table-cell table:style-name="ce15" office:value-type="float" office:value="58276986" calcext:value-type="float">
            <text:p>58.276.986 </text:p>
          </table:table-cell>
          <table:table-cell table:style-name="ce15" office:value-type="float" office:value="772508421" calcext:value-type="float">
            <text:p>772.508.421 </text:p>
          </table:table-cell>
          <table:table-cell table:style-name="ce15" office:value-type="float" office:value="97486161" calcext:value-type="float">
            <text:p>97.486.161 </text:p>
          </table:table-cell>
          <table:table-cell table:style-name="ce15" office:value-type="float" office:value="108353938" calcext:value-type="float">
            <text:p>108.353.938 </text:p>
          </table:table-cell>
          <table:table-cell table:style-name="ce15" office:value-type="float" office:value="92501160" calcext:value-type="float">
            <text:p>92.501.160 </text:p>
          </table:table-cell>
          <table:table-cell table:style-name="ce15" office:value-type="float" office:value="52868462" calcext:value-type="float">
            <text:p>52.868.462 </text:p>
          </table:table-cell>
          <table:table-cell table:style-name="ce15" office:value-type="float" office:value="215267007" calcext:value-type="float">
            <text:p>215.267.007 </text:p>
          </table:table-cell>
          <table:table-cell table:style-name="ce15" office:value-type="float" office:value="38195053" calcext:value-type="float">
            <text:p>38.195.053 </text:p>
          </table:table-cell>
          <table:table-cell table:style-name="ce15" office:value-type="float" office:value="655053293" calcext:value-type="float">
            <text:p>655.053.293 </text:p>
          </table:table-cell>
          <table:table-cell table:style-name="ce15" office:value-type="float" office:value="1767262630" calcext:value-type="float">
            <text:p>1.767.262.630 </text:p>
          </table:table-cell>
          <table:table-cell table:style-name="ce15" office:value-type="float" office:value="62705685" calcext:value-type="float">
            <text:p>62.705.685 </text:p>
          </table:table-cell>
          <table:table-cell table:style-name="ce15" office:value-type="float" office:value="30306223" calcext:value-type="float">
            <text:p>30.306.223 </text:p>
          </table:table-cell>
          <table:table-cell table:style-name="ce15" office:value-type="float" office:value="8566673" calcext:value-type="float">
            <text:p>8.566.673 </text:p>
          </table:table-cell>
          <table:table-cell table:style-name="ce15" office:value-type="float" office:value="718519022" calcext:value-type="float">
            <text:p>718.519.022 </text:p>
          </table:table-cell>
          <table:table-cell table:style-name="ce15" office:value-type="float" office:value="477389320" calcext:value-type="float">
            <text:p>477.389.320 </text:p>
          </table:table-cell>
          <table:table-cell table:style-name="ce15" office:value-type="float" office:value="30735438" calcext:value-type="float">
            <text:p>30.735.438 </text:p>
          </table:table-cell>
          <table:table-cell table:style-name="ce15" office:value-type="float" office:value="5118597682" calcext:value-type="float">
            <text:p>5.118.597.682 </text:p>
          </table:table-cell>
          <table:table-cell table:style-name="ce15" office:value-type="float" office:value="29144150" calcext:value-type="float">
            <text:p>29.144.150 </text:p>
          </table:table-cell>
          <table:table-cell table:style-name="ce25" office:value-type="float" office:value="11919137213" calcext:value-type="float">
            <text:p>11.919.137.21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MPOSTO S/ RENDA RETIDO NA FONTE</text:p>
          </table:table-cell>
          <table:table-cell table:style-name="ce15" office:value-type="float" office:value="6210575" calcext:value-type="float">
            <text:p>6.210.575 </text:p>
          </table:table-cell>
          <table:table-cell table:style-name="ce15" office:value-type="float" office:value="22890062" calcext:value-type="float">
            <text:p>22.890.062 </text:p>
          </table:table-cell>
          <table:table-cell table:style-name="ce15" office:value-type="float" office:value="99033068" calcext:value-type="float">
            <text:p>99.033.068 </text:p>
          </table:table-cell>
          <table:table-cell table:style-name="ce15" office:value-type="float" office:value="3634947" calcext:value-type="float">
            <text:p>3.634.947 </text:p>
          </table:table-cell>
          <table:table-cell table:style-name="ce15" office:value-type="float" office:value="148182886" calcext:value-type="float">
            <text:p>148.182.886 </text:p>
          </table:table-cell>
          <table:table-cell table:style-name="ce15" office:value-type="float" office:value="113418929" calcext:value-type="float">
            <text:p>113.418.929 </text:p>
          </table:table-cell>
          <table:table-cell table:style-name="ce15" office:value-type="float" office:value="2354712461" calcext:value-type="float">
            <text:p>2.354.712.461 </text:p>
          </table:table-cell>
          <table:table-cell table:style-name="ce15" office:value-type="float" office:value="81924973" calcext:value-type="float">
            <text:p>81.924.973 </text:p>
          </table:table-cell>
          <table:table-cell table:style-name="ce15" office:value-type="float" office:value="79185987" calcext:value-type="float">
            <text:p>79.185.987 </text:p>
          </table:table-cell>
          <table:table-cell table:style-name="ce15" office:value-type="float" office:value="28141365" calcext:value-type="float">
            <text:p>28.141.365 </text:p>
          </table:table-cell>
          <table:table-cell table:style-name="ce15" office:value-type="float" office:value="507675917" calcext:value-type="float">
            <text:p>507.675.917 </text:p>
          </table:table-cell>
          <table:table-cell table:style-name="ce15" office:value-type="float" office:value="32015702" calcext:value-type="float">
            <text:p>32.015.702 </text:p>
          </table:table-cell>
          <table:table-cell table:style-name="ce15" office:value-type="float" office:value="49914365" calcext:value-type="float">
            <text:p>49.914.365 </text:p>
          </table:table-cell>
          <table:table-cell table:style-name="ce15" office:value-type="float" office:value="60667972" calcext:value-type="float">
            <text:p>60.667.972 </text:p>
          </table:table-cell>
          <table:table-cell table:style-name="ce15" office:value-type="float" office:value="40663929" calcext:value-type="float">
            <text:p>40.663.929 </text:p>
          </table:table-cell>
          <table:table-cell table:style-name="ce15" office:value-type="float" office:value="122484372" calcext:value-type="float">
            <text:p>122.484.372 </text:p>
          </table:table-cell>
          <table:table-cell table:style-name="ce15" office:value-type="float" office:value="19018081" calcext:value-type="float">
            <text:p>19.018.081 </text:p>
          </table:table-cell>
          <table:table-cell table:style-name="ce15" office:value-type="float" office:value="384169807" calcext:value-type="float">
            <text:p>384.169.807 </text:p>
          </table:table-cell>
          <table:table-cell table:style-name="ce15" office:value-type="float" office:value="2162150123" calcext:value-type="float">
            <text:p>2.162.150.123 </text:p>
          </table:table-cell>
          <table:table-cell table:style-name="ce15" office:value-type="float" office:value="33966360" calcext:value-type="float">
            <text:p>33.966.360 </text:p>
          </table:table-cell>
          <table:table-cell table:style-name="ce15" office:value-type="float" office:value="17000096" calcext:value-type="float">
            <text:p>17.000.096 </text:p>
          </table:table-cell>
          <table:table-cell table:style-name="ce15" office:value-type="float" office:value="5257832" calcext:value-type="float">
            <text:p>5.257.832 </text:p>
          </table:table-cell>
          <table:table-cell table:style-name="ce15" office:value-type="float" office:value="386523262" calcext:value-type="float">
            <text:p>386.523.262 </text:p>
          </table:table-cell>
          <table:table-cell table:style-name="ce15" office:value-type="float" office:value="186003901" calcext:value-type="float">
            <text:p>186.003.901 </text:p>
          </table:table-cell>
          <table:table-cell table:style-name="ce15" office:value-type="float" office:value="27276337" calcext:value-type="float">
            <text:p>27.276.337 </text:p>
          </table:table-cell>
          <table:table-cell table:style-name="ce15" office:value-type="float" office:value="4984064359" calcext:value-type="float">
            <text:p>4.984.064.359 </text:p>
          </table:table-cell>
          <table:table-cell table:style-name="ce15" office:value-type="float" office:value="7910737" calcext:value-type="float">
            <text:p>7.910.737 </text:p>
          </table:table-cell>
          <table:table-cell table:style-name="ce25" office:value-type="float" office:value="11964098406" calcext:value-type="float">
            <text:p>11.964.098.40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TRABALHO</text:p>
          </table:table-cell>
          <table:table-cell table:style-name="ce15" office:value-type="float" office:value="5582029" calcext:value-type="float">
            <text:p>5.582.029 </text:p>
          </table:table-cell>
          <table:table-cell table:style-name="ce15" office:value-type="float" office:value="19565199" calcext:value-type="float">
            <text:p>19.565.199 </text:p>
          </table:table-cell>
          <table:table-cell table:style-name="ce15" office:value-type="float" office:value="58461734" calcext:value-type="float">
            <text:p>58.461.734 </text:p>
          </table:table-cell>
          <table:table-cell table:style-name="ce15" office:value-type="float" office:value="3276284" calcext:value-type="float">
            <text:p>3.276.284 </text:p>
          </table:table-cell>
          <table:table-cell table:style-name="ce15" office:value-type="float" office:value="104876654" calcext:value-type="float">
            <text:p>104.876.654 </text:p>
          </table:table-cell>
          <table:table-cell table:style-name="ce15" office:value-type="float" office:value="84524870" calcext:value-type="float">
            <text:p>84.524.870 </text:p>
          </table:table-cell>
          <table:table-cell table:style-name="ce15" office:value-type="float" office:value="1720699382" calcext:value-type="float">
            <text:p>1.720.699.382 </text:p>
          </table:table-cell>
          <table:table-cell table:style-name="ce15" office:value-type="float" office:value="60458947" calcext:value-type="float">
            <text:p>60.458.947 </text:p>
          </table:table-cell>
          <table:table-cell table:style-name="ce15" office:value-type="float" office:value="62987366" calcext:value-type="float">
            <text:p>62.987.366 </text:p>
          </table:table-cell>
          <table:table-cell table:style-name="ce15" office:value-type="float" office:value="23497097" calcext:value-type="float">
            <text:p>23.497.097 </text:p>
          </table:table-cell>
          <table:table-cell table:style-name="ce15" office:value-type="float" office:value="343467348" calcext:value-type="float">
            <text:p>343.467.348 </text:p>
          </table:table-cell>
          <table:table-cell table:style-name="ce15" office:value-type="float" office:value="25809822" calcext:value-type="float">
            <text:p>25.809.822 </text:p>
          </table:table-cell>
          <table:table-cell table:style-name="ce15" office:value-type="float" office:value="41481608" calcext:value-type="float">
            <text:p>41.481.608 </text:p>
          </table:table-cell>
          <table:table-cell table:style-name="ce15" office:value-type="float" office:value="50645666" calcext:value-type="float">
            <text:p>50.645.666 </text:p>
          </table:table-cell>
          <table:table-cell table:style-name="ce15" office:value-type="float" office:value="35928124" calcext:value-type="float">
            <text:p>35.928.124 </text:p>
          </table:table-cell>
          <table:table-cell table:style-name="ce15" office:value-type="float" office:value="99741869" calcext:value-type="float">
            <text:p>99.741.869 </text:p>
          </table:table-cell>
          <table:table-cell table:style-name="ce15" office:value-type="float" office:value="16902218" calcext:value-type="float">
            <text:p>16.902.218 </text:p>
          </table:table-cell>
          <table:table-cell table:style-name="ce15" office:value-type="float" office:value="221029869" calcext:value-type="float">
            <text:p>221.029.869 </text:p>
          </table:table-cell>
          <table:table-cell table:style-name="ce15" office:value-type="float" office:value="957208539" calcext:value-type="float">
            <text:p>957.208.539 </text:p>
          </table:table-cell>
          <table:table-cell table:style-name="ce15" office:value-type="float" office:value="29804032" calcext:value-type="float">
            <text:p>29.804.032 </text:p>
          </table:table-cell>
          <table:table-cell table:style-name="ce15" office:value-type="float" office:value="14245853" calcext:value-type="float">
            <text:p>14.245.853 </text:p>
          </table:table-cell>
          <table:table-cell table:style-name="ce15" office:value-type="float" office:value="4852239" calcext:value-type="float">
            <text:p>4.852.239 </text:p>
          </table:table-cell>
          <table:table-cell table:style-name="ce15" office:value-type="float" office:value="260360759" calcext:value-type="float">
            <text:p>260.360.759 </text:p>
          </table:table-cell>
          <table:table-cell table:style-name="ce15" office:value-type="float" office:value="130266788" calcext:value-type="float">
            <text:p>130.266.788 </text:p>
          </table:table-cell>
          <table:table-cell table:style-name="ce15" office:value-type="float" office:value="23037017" calcext:value-type="float">
            <text:p>23.037.017 </text:p>
          </table:table-cell>
          <table:table-cell table:style-name="ce15" office:value-type="float" office:value="2163819739" calcext:value-type="float">
            <text:p>2.163.819.739 </text:p>
          </table:table-cell>
          <table:table-cell table:style-name="ce15" office:value-type="float" office:value="6646977" calcext:value-type="float">
            <text:p>6.646.977 </text:p>
          </table:table-cell>
          <table:table-cell table:style-name="ce25" office:value-type="float" office:value="6569178029" calcext:value-type="float">
            <text:p>6.569.178.02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CAPITAL</text:p>
          </table:table-cell>
          <table:table-cell table:style-name="ce15" office:value-type="float" office:value="403045" calcext:value-type="float">
            <text:p>403.045 </text:p>
          </table:table-cell>
          <table:table-cell table:style-name="ce15" office:value-type="float" office:value="1649888" calcext:value-type="float">
            <text:p>1.649.888 </text:p>
          </table:table-cell>
          <table:table-cell table:style-name="ce15" office:value-type="float" office:value="4409483" calcext:value-type="float">
            <text:p>4.409.483 </text:p>
          </table:table-cell>
          <table:table-cell table:style-name="ce15" office:value-type="float" office:value="103769" calcext:value-type="float">
            <text:p>103.769 </text:p>
          </table:table-cell>
          <table:table-cell table:style-name="ce15" office:value-type="float" office:value="23457165" calcext:value-type="float">
            <text:p>23.457.165 </text:p>
          </table:table-cell>
          <table:table-cell table:style-name="ce15" office:value-type="float" office:value="11584451" calcext:value-type="float">
            <text:p>11.584.451 </text:p>
          </table:table-cell>
          <table:table-cell table:style-name="ce15" office:value-type="float" office:value="375315587" calcext:value-type="float">
            <text:p>375.315.587 </text:p>
          </table:table-cell>
          <table:table-cell table:style-name="ce15" office:value-type="float" office:value="8904745" calcext:value-type="float">
            <text:p>8.904.745 </text:p>
          </table:table-cell>
          <table:table-cell table:style-name="ce15" office:value-type="float" office:value="6166258" calcext:value-type="float">
            <text:p>6.166.258 </text:p>
          </table:table-cell>
          <table:table-cell table:style-name="ce15" office:value-type="float" office:value="1389891" calcext:value-type="float">
            <text:p>1.389.891 </text:p>
          </table:table-cell>
          <table:table-cell table:style-name="ce15" office:value-type="float" office:value="48806472" calcext:value-type="float">
            <text:p>48.806.472 </text:p>
          </table:table-cell>
          <table:table-cell table:style-name="ce15" office:value-type="float" office:value="3363609" calcext:value-type="float">
            <text:p>3.363.609 </text:p>
          </table:table-cell>
          <table:table-cell table:style-name="ce15" office:value-type="float" office:value="4052711" calcext:value-type="float">
            <text:p>4.052.711 </text:p>
          </table:table-cell>
          <table:table-cell table:style-name="ce15" office:value-type="float" office:value="5226418" calcext:value-type="float">
            <text:p>5.226.418 </text:p>
          </table:table-cell>
          <table:table-cell table:style-name="ce15" office:value-type="float" office:value="1107430" calcext:value-type="float">
            <text:p>1.107.430 </text:p>
          </table:table-cell>
          <table:table-cell table:style-name="ce15" office:value-type="float" office:value="9254821" calcext:value-type="float">
            <text:p>9.254.821 </text:p>
          </table:table-cell>
          <table:table-cell table:style-name="ce15" office:value-type="float" office:value="396490" calcext:value-type="float">
            <text:p>396.490 </text:p>
          </table:table-cell>
          <table:table-cell table:style-name="ce15" office:value-type="float" office:value="104712101" calcext:value-type="float">
            <text:p>104.712.101 </text:p>
          </table:table-cell>
          <table:table-cell table:style-name="ce15" office:value-type="float" office:value="584700994" calcext:value-type="float">
            <text:p>584.700.994 </text:p>
          </table:table-cell>
          <table:table-cell table:style-name="ce15" office:value-type="float" office:value="1802314" calcext:value-type="float">
            <text:p>1.802.314 </text:p>
          </table:table-cell>
          <table:table-cell table:style-name="ce15" office:value-type="float" office:value="1874376" calcext:value-type="float">
            <text:p>1.874.376 </text:p>
          </table:table-cell>
          <table:table-cell table:style-name="ce15" office:value-type="float" office:value="261234" calcext:value-type="float">
            <text:p>261.234 </text:p>
          </table:table-cell>
          <table:table-cell table:style-name="ce15" office:value-type="float" office:value="70009201" calcext:value-type="float">
            <text:p>70.009.201 </text:p>
          </table:table-cell>
          <table:table-cell table:style-name="ce15" office:value-type="float" office:value="30707724" calcext:value-type="float">
            <text:p>30.707.724 </text:p>
          </table:table-cell>
          <table:table-cell table:style-name="ce15" office:value-type="float" office:value="1537920" calcext:value-type="float">
            <text:p>1.537.920 </text:p>
          </table:table-cell>
          <table:table-cell table:style-name="ce15" office:value-type="float" office:value="1711163068" calcext:value-type="float">
            <text:p>1.711.163.068 </text:p>
          </table:table-cell>
          <table:table-cell table:style-name="ce15" office:value-type="float" office:value="511740" calcext:value-type="float">
            <text:p>511.740 </text:p>
          </table:table-cell>
          <table:table-cell table:style-name="ce25" office:value-type="float" office:value="3012872903" calcext:value-type="float">
            <text:p>3.012.872.90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MESSAS P/ EXTERIOR</text:p>
          </table:table-cell>
          <table:table-cell table:style-name="ce15" office:value-type="float" office:value="21492" calcext:value-type="float">
            <text:p>21.492 </text:p>
          </table:table-cell>
          <table:table-cell table:style-name="ce15" office:value-type="float" office:value="297560" calcext:value-type="float">
            <text:p>297.560 </text:p>
          </table:table-cell>
          <table:table-cell table:style-name="ce15" office:value-type="float" office:value="30614014" calcext:value-type="float">
            <text:p>30.614.014 </text:p>
          </table:table-cell>
          <table:table-cell table:style-name="ce15" office:value-type="float" office:value="16206" calcext:value-type="float">
            <text:p>16.206 </text:p>
          </table:table-cell>
          <table:table-cell table:style-name="ce15" office:value-type="float" office:value="9949591" calcext:value-type="float">
            <text:p>9.949.591 </text:p>
          </table:table-cell>
          <table:table-cell table:style-name="ce15" office:value-type="float" office:value="7925382" calcext:value-type="float">
            <text:p>7.925.382 </text:p>
          </table:table-cell>
          <table:table-cell table:style-name="ce15" office:value-type="float" office:value="134892901" calcext:value-type="float">
            <text:p>134.892.901 </text:p>
          </table:table-cell>
          <table:table-cell table:style-name="ce15" office:value-type="float" office:value="4658655" calcext:value-type="float">
            <text:p>4.658.655 </text:p>
          </table:table-cell>
          <table:table-cell table:style-name="ce15" office:value-type="float" office:value="4425783" calcext:value-type="float">
            <text:p>4.425.783 </text:p>
          </table:table-cell>
          <table:table-cell table:style-name="ce15" office:value-type="float" office:value="929840" calcext:value-type="float">
            <text:p>929.840 </text:p>
          </table:table-cell>
          <table:table-cell table:style-name="ce15" office:value-type="float" office:value="78219371" calcext:value-type="float">
            <text:p>78.219.371 </text:p>
          </table:table-cell>
          <table:table-cell table:style-name="ce15" office:value-type="float" office:value="772584" calcext:value-type="float">
            <text:p>772.584 </text:p>
          </table:table-cell>
          <table:table-cell table:style-name="ce15" office:value-type="float" office:value="1584682" calcext:value-type="float">
            <text:p>1.584.682 </text:p>
          </table:table-cell>
          <table:table-cell table:style-name="ce15" office:value-type="float" office:value="1142227" calcext:value-type="float">
            <text:p>1.142.227 </text:p>
          </table:table-cell>
          <table:table-cell table:style-name="ce15" office:value-type="float" office:value="1426147" calcext:value-type="float">
            <text:p>1.426.147 </text:p>
          </table:table-cell>
          <table:table-cell table:style-name="ce15" office:value-type="float" office:value="4705884" calcext:value-type="float">
            <text:p>4.705.884 </text:p>
          </table:table-cell>
          <table:table-cell table:style-name="ce15" office:value-type="float" office:value="278858" calcext:value-type="float">
            <text:p>278.858 </text:p>
          </table:table-cell>
          <table:table-cell table:style-name="ce15" office:value-type="float" office:value="33201764" calcext:value-type="float">
            <text:p>33.201.764 </text:p>
          </table:table-cell>
          <table:table-cell table:style-name="ce15" office:value-type="float" office:value="494845171" calcext:value-type="float">
            <text:p>494.845.171 </text:p>
          </table:table-cell>
          <table:table-cell table:style-name="ce15" office:value-type="float" office:value="582002" calcext:value-type="float">
            <text:p>582.002 </text:p>
          </table:table-cell>
          <table:table-cell table:style-name="ce15" office:value-type="float" office:value="200945" calcext:value-type="float">
            <text:p>200.945 </text:p>
          </table:table-cell>
          <table:table-cell table:style-name="ce15" office:value-type="float" office:value="1235" calcext:value-type="float">
            <text:p>1.235 </text:p>
          </table:table-cell>
          <table:table-cell table:style-name="ce15" office:value-type="float" office:value="19842762" calcext:value-type="float">
            <text:p>19.842.762 </text:p>
          </table:table-cell>
          <table:table-cell table:style-name="ce15" office:value-type="float" office:value="9310943" calcext:value-type="float">
            <text:p>9.310.943 </text:p>
          </table:table-cell>
          <table:table-cell table:style-name="ce15" office:value-type="float" office:value="805856" calcext:value-type="float">
            <text:p>805.856 </text:p>
          </table:table-cell>
          <table:table-cell table:style-name="ce15" office:value-type="float" office:value="736571329" calcext:value-type="float">
            <text:p>736.571.329 </text:p>
          </table:table-cell>
          <table:table-cell table:style-name="ce15" office:value-type="float" office:value="96746" calcext:value-type="float">
            <text:p>96.746 </text:p>
          </table:table-cell>
          <table:table-cell table:style-name="ce25" office:value-type="float" office:value="1577319932" calcext:value-type="float">
            <text:p>1.577.319.93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OUTROS RENDIMENTOS</text:p>
          </table:table-cell>
          <table:table-cell table:style-name="ce15" office:value-type="float" office:value="204009" calcext:value-type="float">
            <text:p>204.009 </text:p>
          </table:table-cell>
          <table:table-cell table:style-name="ce15" office:value-type="float" office:value="1377416" calcext:value-type="float">
            <text:p>1.377.416 </text:p>
          </table:table-cell>
          <table:table-cell table:style-name="ce15" office:value-type="float" office:value="5547836" calcext:value-type="float">
            <text:p>5.547.836 </text:p>
          </table:table-cell>
          <table:table-cell table:style-name="ce15" office:value-type="float" office:value="238687" calcext:value-type="float">
            <text:p>238.687 </text:p>
          </table:table-cell>
          <table:table-cell table:style-name="ce15" office:value-type="float" office:value="9899476" calcext:value-type="float">
            <text:p>9.899.476 </text:p>
          </table:table-cell>
          <table:table-cell table:style-name="ce15" office:value-type="float" office:value="9384226" calcext:value-type="float">
            <text:p>9.384.226 </text:p>
          </table:table-cell>
          <table:table-cell table:style-name="ce15" office:value-type="float" office:value="123804591" calcext:value-type="float">
            <text:p>123.804.591 </text:p>
          </table:table-cell>
          <table:table-cell table:style-name="ce15" office:value-type="float" office:value="7902626" calcext:value-type="float">
            <text:p>7.902.626 </text:p>
          </table:table-cell>
          <table:table-cell table:style-name="ce15" office:value-type="float" office:value="5606580" calcext:value-type="float">
            <text:p>5.606.580 </text:p>
          </table:table-cell>
          <table:table-cell table:style-name="ce15" office:value-type="float" office:value="2324537" calcext:value-type="float">
            <text:p>2.324.537 </text:p>
          </table:table-cell>
          <table:table-cell table:style-name="ce15" office:value-type="float" office:value="37182726" calcext:value-type="float">
            <text:p>37.182.726 </text:p>
          </table:table-cell>
          <table:table-cell table:style-name="ce15" office:value-type="float" office:value="2069686" calcext:value-type="float">
            <text:p>2.069.686 </text:p>
          </table:table-cell>
          <table:table-cell table:style-name="ce15" office:value-type="float" office:value="2795364" calcext:value-type="float">
            <text:p>2.795.364 </text:p>
          </table:table-cell>
          <table:table-cell table:style-name="ce15" office:value-type="float" office:value="3653660" calcext:value-type="float">
            <text:p>3.653.660 </text:p>
          </table:table-cell>
          <table:table-cell table:style-name="ce15" office:value-type="float" office:value="2202228" calcext:value-type="float">
            <text:p>2.202.228 </text:p>
          </table:table-cell>
          <table:table-cell table:style-name="ce15" office:value-type="float" office:value="8781798" calcext:value-type="float">
            <text:p>8.781.798 </text:p>
          </table:table-cell>
          <table:table-cell table:style-name="ce15" office:value-type="float" office:value="1440515" calcext:value-type="float">
            <text:p>1.440.515 </text:p>
          </table:table-cell>
          <table:table-cell table:style-name="ce15" office:value-type="float" office:value="25226074" calcext:value-type="float">
            <text:p>25.226.074 </text:p>
          </table:table-cell>
          <table:table-cell table:style-name="ce15" office:value-type="float" office:value="125395419" calcext:value-type="float">
            <text:p>125.395.419 </text:p>
          </table:table-cell>
          <table:table-cell table:style-name="ce15" office:value-type="float" office:value="1778012" calcext:value-type="float">
            <text:p>1.778.012 </text:p>
          </table:table-cell>
          <table:table-cell table:style-name="ce15" office:value-type="float" office:value="678922" calcext:value-type="float">
            <text:p>678.922 </text:p>
          </table:table-cell>
          <table:table-cell table:style-name="ce15" office:value-type="float" office:value="143124" calcext:value-type="float">
            <text:p>143.124 </text:p>
          </table:table-cell>
          <table:table-cell table:style-name="ce15" office:value-type="float" office:value="36310540" calcext:value-type="float">
            <text:p>36.310.540 </text:p>
          </table:table-cell>
          <table:table-cell table:style-name="ce15" office:value-type="float" office:value="15718446" calcext:value-type="float">
            <text:p>15.718.446 </text:p>
          </table:table-cell>
          <table:table-cell table:style-name="ce15" office:value-type="float" office:value="1895544" calcext:value-type="float">
            <text:p>1.895.544 </text:p>
          </table:table-cell>
          <table:table-cell table:style-name="ce15" office:value-type="float" office:value="372510223" calcext:value-type="float">
            <text:p>372.510.223 </text:p>
          </table:table-cell>
          <table:table-cell table:style-name="ce15" office:value-type="float" office:value="655275" calcext:value-type="float">
            <text:p>655.275 </text:p>
          </table:table-cell>
          <table:table-cell table:style-name="ce25" office:value-type="float" office:value="804727541" calcext:value-type="float">
            <text:p>804.727.54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/ OPERAÇÕES FINANCEIRAS</text:p>
          </table:table-cell>
          <table:table-cell table:style-name="ce15" office:value-type="float" office:value="58817" calcext:value-type="float">
            <text:p>58.817 </text:p>
          </table:table-cell>
          <table:table-cell table:style-name="ce15" office:value-type="float" office:value="228443" calcext:value-type="float">
            <text:p>228.443 </text:p>
          </table:table-cell>
          <table:table-cell table:style-name="ce15" office:value-type="float" office:value="1338749" calcext:value-type="float">
            <text:p>1.338.749 </text:p>
          </table:table-cell>
          <table:table-cell table:style-name="ce15" office:value-type="float" office:value="63348" calcext:value-type="float">
            <text:p>63.348 </text:p>
          </table:table-cell>
          <table:table-cell table:style-name="ce15" office:value-type="float" office:value="5071032" calcext:value-type="float">
            <text:p>5.071.032 </text:p>
          </table:table-cell>
          <table:table-cell table:style-name="ce15" office:value-type="float" office:value="6527933" calcext:value-type="float">
            <text:p>6.527.933 </text:p>
          </table:table-cell>
          <table:table-cell table:style-name="ce15" office:value-type="float" office:value="544312752" calcext:value-type="float">
            <text:p>544.312.752 </text:p>
          </table:table-cell>
          <table:table-cell table:style-name="ce15" office:value-type="float" office:value="9283005" calcext:value-type="float">
            <text:p>9.283.005 </text:p>
          </table:table-cell>
          <table:table-cell table:style-name="ce15" office:value-type="float" office:value="3265891" calcext:value-type="float">
            <text:p>3.265.891 </text:p>
          </table:table-cell>
          <table:table-cell table:style-name="ce15" office:value-type="float" office:value="400771" calcext:value-type="float">
            <text:p>400.771 </text:p>
          </table:table-cell>
          <table:table-cell table:style-name="ce15" office:value-type="float" office:value="45431931" calcext:value-type="float">
            <text:p>45.431.931 </text:p>
          </table:table-cell>
          <table:table-cell table:style-name="ce15" office:value-type="float" office:value="1444027" calcext:value-type="float">
            <text:p>1.444.027 </text:p>
          </table:table-cell>
          <table:table-cell table:style-name="ce15" office:value-type="float" office:value="4820449" calcext:value-type="float">
            <text:p>4.820.449 </text:p>
          </table:table-cell>
          <table:table-cell table:style-name="ce15" office:value-type="float" office:value="9445018" calcext:value-type="float">
            <text:p>9.445.018 </text:p>
          </table:table-cell>
          <table:table-cell table:style-name="ce15" office:value-type="float" office:value="582190" calcext:value-type="float">
            <text:p>582.190 </text:p>
          </table:table-cell>
          <table:table-cell table:style-name="ce15" office:value-type="float" office:value="24387027" calcext:value-type="float">
            <text:p>24.387.027 </text:p>
          </table:table-cell>
          <table:table-cell table:style-name="ce15" office:value-type="float" office:value="68004" calcext:value-type="float">
            <text:p>68.004 </text:p>
          </table:table-cell>
          <table:table-cell table:style-name="ce15" office:value-type="float" office:value="109748518" calcext:value-type="float">
            <text:p>109.748.518 </text:p>
          </table:table-cell>
          <table:table-cell table:style-name="ce15" office:value-type="float" office:value="101731348" calcext:value-type="float">
            <text:p>101.731.348 </text:p>
          </table:table-cell>
          <table:table-cell table:style-name="ce15" office:value-type="float" office:value="685881" calcext:value-type="float">
            <text:p>685.881 </text:p>
          </table:table-cell>
          <table:table-cell table:style-name="ce15" office:value-type="float" office:value="1665993" calcext:value-type="float">
            <text:p>1.665.993 </text:p>
          </table:table-cell>
          <table:table-cell table:style-name="ce15" office:value-type="float" office:value="5471" calcext:value-type="float">
            <text:p>5.471 </text:p>
          </table:table-cell>
          <table:table-cell table:style-name="ce15" office:value-type="float" office:value="48938968" calcext:value-type="float">
            <text:p>48.938.968 </text:p>
          </table:table-cell>
          <table:table-cell table:style-name="ce15" office:value-type="float" office:value="8867029" calcext:value-type="float">
            <text:p>8.867.029 </text:p>
          </table:table-cell>
          <table:table-cell table:style-name="ce15" office:value-type="float" office:value="2679106" calcext:value-type="float">
            <text:p>2.679.106 </text:p>
          </table:table-cell>
          <table:table-cell table:style-name="ce15" office:value-type="float" office:value="1574607460" calcext:value-type="float">
            <text:p>1.574.607.460 </text:p>
          </table:table-cell>
          <table:table-cell table:style-name="ce15" office:value-type="float" office:value="152064" calcext:value-type="float">
            <text:p>152.064 </text:p>
          </table:table-cell>
          <table:table-cell table:style-name="ce25" office:value-type="float" office:value="2505811223" calcext:value-type="float">
            <text:p>2.505.811.22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TERRITORIAL RURAL</text:p>
          </table:table-cell>
          <table:table-cell table:style-name="ce15" office:value-type="float" office:value="104793" calcext:value-type="float">
            <text:p>104.793 </text:p>
          </table:table-cell>
          <table:table-cell table:style-name="ce15" office:value-type="float" office:value="271036" calcext:value-type="float">
            <text:p>271.036 </text:p>
          </table:table-cell>
          <table:table-cell table:style-name="ce15" office:value-type="float" office:value="194522" calcext:value-type="float">
            <text:p>194.522 </text:p>
          </table:table-cell>
          <table:table-cell table:style-name="ce15" office:value-type="float" office:value="24594" calcext:value-type="float">
            <text:p>24.594 </text:p>
          </table:table-cell>
          <table:table-cell table:style-name="ce15" office:value-type="float" office:value="4364023" calcext:value-type="float">
            <text:p>4.364.023 </text:p>
          </table:table-cell>
          <table:table-cell table:style-name="ce15" office:value-type="float" office:value="294209" calcext:value-type="float">
            <text:p>294.209 </text:p>
          </table:table-cell>
          <table:table-cell table:style-name="ce15" office:value-type="float" office:value="146102" calcext:value-type="float">
            <text:p>146.102 </text:p>
          </table:table-cell>
          <table:table-cell table:style-name="ce15" office:value-type="float" office:value="801693" calcext:value-type="float">
            <text:p>801.693 </text:p>
          </table:table-cell>
          <table:table-cell table:style-name="ce15" office:value-type="float" office:value="9114182" calcext:value-type="float">
            <text:p>9.114.182 </text:p>
          </table:table-cell>
          <table:table-cell table:style-name="ce15" office:value-type="float" office:value="1926943" calcext:value-type="float">
            <text:p>1.926.943 </text:p>
          </table:table-cell>
          <table:table-cell table:style-name="ce15" office:value-type="float" office:value="9883775" calcext:value-type="float">
            <text:p>9.883.775 </text:p>
          </table:table-cell>
          <table:table-cell table:style-name="ce15" office:value-type="float" office:value="22072888" calcext:value-type="float">
            <text:p>22.072.888 </text:p>
          </table:table-cell>
          <table:table-cell table:style-name="ce15" office:value-type="float" office:value="13742028" calcext:value-type="float">
            <text:p>13.742.028 </text:p>
          </table:table-cell>
          <table:table-cell table:style-name="ce15" office:value-type="float" office:value="1524812" calcext:value-type="float">
            <text:p>1.524.812 </text:p>
          </table:table-cell>
          <table:table-cell table:style-name="ce15" office:value-type="float" office:value="211716" calcext:value-type="float">
            <text:p>211.716 </text:p>
          </table:table-cell>
          <table:table-cell table:style-name="ce15" office:value-type="float" office:value="734163" calcext:value-type="float">
            <text:p>734.163 </text:p>
          </table:table-cell>
          <table:table-cell table:style-name="ce15" office:value-type="float" office:value="2142789" calcext:value-type="float">
            <text:p>2.142.789 </text:p>
          </table:table-cell>
          <table:table-cell table:style-name="ce15" office:value-type="float" office:value="8468159" calcext:value-type="float">
            <text:p>8.468.159 </text:p>
          </table:table-cell>
          <table:table-cell table:style-name="ce15" office:value-type="float" office:value="1047084" calcext:value-type="float">
            <text:p>1.047.084 </text:p>
          </table:table-cell>
          <table:table-cell table:style-name="ce15" office:value-type="float" office:value="275338" calcext:value-type="float">
            <text:p>275.338 </text:p>
          </table:table-cell>
          <table:table-cell table:style-name="ce15" office:value-type="float" office:value="402743" calcext:value-type="float">
            <text:p>402.743 </text:p>
          </table:table-cell>
          <table:table-cell table:style-name="ce15" office:value-type="float" office:value="177184" calcext:value-type="float">
            <text:p>177.184 </text:p>
          </table:table-cell>
          <table:table-cell table:style-name="ce15" office:value-type="float" office:value="10191236" calcext:value-type="float">
            <text:p>10.191.236 </text:p>
          </table:table-cell>
          <table:table-cell table:style-name="ce15" office:value-type="float" office:value="1363850" calcext:value-type="float">
            <text:p>1.363.850 </text:p>
          </table:table-cell>
          <table:table-cell table:style-name="ce15" office:value-type="float" office:value="190455" calcext:value-type="float">
            <text:p>190.455 </text:p>
          </table:table-cell>
          <table:table-cell table:style-name="ce15" office:value-type="float" office:value="17964210" calcext:value-type="float">
            <text:p>17.964.210 </text:p>
          </table:table-cell>
          <table:table-cell table:style-name="ce15" office:value-type="float" office:value="1069769" calcext:value-type="float">
            <text:p>1.069.769 </text:p>
          </table:table-cell>
          <table:table-cell table:style-name="ce25" office:value-type="float" office:value="108704294" calcext:value-type="float">
            <text:p>108.704.29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FINS</text:p>
          </table:table-cell>
          <table:table-cell table:style-name="ce15" office:value-type="float" office:value="10843542" calcext:value-type="float">
            <text:p>10.843.542 </text:p>
          </table:table-cell>
          <table:table-cell table:style-name="ce15" office:value-type="float" office:value="34380326" calcext:value-type="float">
            <text:p>34.380.326 </text:p>
          </table:table-cell>
          <table:table-cell table:style-name="ce15" office:value-type="float" office:value="334511842" calcext:value-type="float">
            <text:p>334.511.842 </text:p>
          </table:table-cell>
          <table:table-cell table:style-name="ce15" office:value-type="float" office:value="6028035" calcext:value-type="float">
            <text:p>6.028.035 </text:p>
          </table:table-cell>
          <table:table-cell table:style-name="ce15" office:value-type="float" office:value="410847187" calcext:value-type="float">
            <text:p>410.847.187 </text:p>
          </table:table-cell>
          <table:table-cell table:style-name="ce15" office:value-type="float" office:value="252874059" calcext:value-type="float">
            <text:p>252.874.059 </text:p>
          </table:table-cell>
          <table:table-cell table:style-name="ce15" office:value-type="float" office:value="721284592" calcext:value-type="float">
            <text:p>721.284.592 </text:p>
          </table:table-cell>
          <table:table-cell table:style-name="ce15" office:value-type="float" office:value="318658338" calcext:value-type="float">
            <text:p>318.658.338 </text:p>
          </table:table-cell>
          <table:table-cell table:style-name="ce15" office:value-type="float" office:value="237109553" calcext:value-type="float">
            <text:p>237.109.553 </text:p>
          </table:table-cell>
          <table:table-cell table:style-name="ce15" office:value-type="float" office:value="213724712" calcext:value-type="float">
            <text:p>213.724.712 </text:p>
          </table:table-cell>
          <table:table-cell table:style-name="ce15" office:value-type="float" office:value="940096782" calcext:value-type="float">
            <text:p>940.096.782 </text:p>
          </table:table-cell>
          <table:table-cell table:style-name="ce15" office:value-type="float" office:value="63928177" calcext:value-type="float">
            <text:p>63.928.177 </text:p>
          </table:table-cell>
          <table:table-cell table:style-name="ce15" office:value-type="float" office:value="91830851" calcext:value-type="float">
            <text:p>91.830.851 </text:p>
          </table:table-cell>
          <table:table-cell table:style-name="ce15" office:value-type="float" office:value="105075677" calcext:value-type="float">
            <text:p>105.075.677 </text:p>
          </table:table-cell>
          <table:table-cell table:style-name="ce15" office:value-type="float" office:value="57200700" calcext:value-type="float">
            <text:p>57.200.700 </text:p>
          </table:table-cell>
          <table:table-cell table:style-name="ce15" office:value-type="float" office:value="359411318" calcext:value-type="float">
            <text:p>359.411.318 </text:p>
          </table:table-cell>
          <table:table-cell table:style-name="ce15" office:value-type="float" office:value="30297065" calcext:value-type="float">
            <text:p>30.297.065 </text:p>
          </table:table-cell>
          <table:table-cell table:style-name="ce15" office:value-type="float" office:value="854061623" calcext:value-type="float">
            <text:p>854.061.623 </text:p>
          </table:table-cell>
          <table:table-cell table:style-name="ce15" office:value-type="float" office:value="3165643301" calcext:value-type="float">
            <text:p>3.165.643.301 </text:p>
          </table:table-cell>
          <table:table-cell table:style-name="ce15" office:value-type="float" office:value="61717470" calcext:value-type="float">
            <text:p>61.717.470 </text:p>
          </table:table-cell>
          <table:table-cell table:style-name="ce15" office:value-type="float" office:value="29775967" calcext:value-type="float">
            <text:p>29.775.967 </text:p>
          </table:table-cell>
          <table:table-cell table:style-name="ce15" office:value-type="float" office:value="6954745" calcext:value-type="float">
            <text:p>6.954.745 </text:p>
          </table:table-cell>
          <table:table-cell table:style-name="ce15" office:value-type="float" office:value="786395401" calcext:value-type="float">
            <text:p>786.395.401 </text:p>
          </table:table-cell>
          <table:table-cell table:style-name="ce15" office:value-type="float" office:value="771648580" calcext:value-type="float">
            <text:p>771.648.580 </text:p>
          </table:table-cell>
          <table:table-cell table:style-name="ce15" office:value-type="float" office:value="37491262" calcext:value-type="float">
            <text:p>37.491.262 </text:p>
          </table:table-cell>
          <table:table-cell table:style-name="ce15" office:value-type="float" office:value="7187950773" calcext:value-type="float">
            <text:p>7.187.950.773 </text:p>
          </table:table-cell>
          <table:table-cell table:style-name="ce15" office:value-type="float" office:value="26698740" calcext:value-type="float">
            <text:p>26.698.740 </text:p>
          </table:table-cell>
          <table:table-cell table:style-name="ce25" office:value-type="float" office:value="17116440619" calcext:value-type="float">
            <text:p>17.116.440.61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2897" calcext:value-type="float">
            <text:p>2.897 </text:p>
          </table:table-cell>
          <table:table-cell table:style-name="ce15" office:value-type="float" office:value="120525" calcext:value-type="float">
            <text:p>120.525 </text:p>
          </table:table-cell>
          <table:table-cell table:style-name="ce15" office:value-type="float" office:value="62230" calcext:value-type="float">
            <text:p>62.230 </text:p>
          </table:table-cell>
          <table:table-cell table:style-name="ce15" office:value-type="float" office:value="22561" calcext:value-type="float">
            <text:p>22.561 </text:p>
          </table:table-cell>
          <table:table-cell table:style-name="ce15" office:value-type="float" office:value="2108016" calcext:value-type="float">
            <text:p>2.108.016 </text:p>
          </table:table-cell>
          <table:table-cell table:style-name="ce15" office:value-type="float" office:value="13978893" calcext:value-type="float">
            <text:p>13.978.893 </text:p>
          </table:table-cell>
          <table:table-cell table:style-name="ce15" office:value-type="float" office:value="349783608" calcext:value-type="float">
            <text:p>349.783.608 </text:p>
          </table:table-cell>
          <table:table-cell table:style-name="ce15" office:value-type="float" office:value="5705672" calcext:value-type="float">
            <text:p>5.705.672 </text:p>
          </table:table-cell>
          <table:table-cell table:style-name="ce15" office:value-type="float" office:value="781513" calcext:value-type="float">
            <text:p>781.513 </text:p>
          </table:table-cell>
          <table:table-cell table:style-name="ce15" office:value-type="float" office:value="53458" calcext:value-type="float">
            <text:p>53.458 </text:p>
          </table:table-cell>
          <table:table-cell table:style-name="ce15" office:value-type="float" office:value="6775956" calcext:value-type="float">
            <text:p>6.775.956 </text:p>
          </table:table-cell>
          <table:table-cell table:style-name="ce15" office:value-type="float" office:value="74443" calcext:value-type="float">
            <text:p>74.443 </text:p>
          </table:table-cell>
          <table:table-cell table:style-name="ce15" office:value-type="float" office:value="237057" calcext:value-type="float">
            <text:p>237.057 </text:p>
          </table:table-cell>
          <table:table-cell table:style-name="ce15" office:value-type="float" office:value="7663384" calcext:value-type="float">
            <text:p>7.663.384 </text:p>
          </table:table-cell>
          <table:table-cell table:style-name="ce15" office:value-type="float" office:value="63012" calcext:value-type="float">
            <text:p>63.012 </text:p>
          </table:table-cell>
          <table:table-cell table:style-name="ce15" office:value-type="float" office:value="9532880" calcext:value-type="float">
            <text:p>9.532.880 </text:p>
          </table:table-cell>
          <table:table-cell table:style-name="ce15" office:value-type="float" office:value="66491" calcext:value-type="float">
            <text:p>66.491 </text:p>
          </table:table-cell>
          <table:table-cell table:style-name="ce15" office:value-type="float" office:value="13562157" calcext:value-type="float">
            <text:p>13.562.157 </text:p>
          </table:table-cell>
          <table:table-cell table:style-name="ce15" office:value-type="float" office:value="132082662" calcext:value-type="float">
            <text:p>132.082.662 </text:p>
          </table:table-cell>
          <table:table-cell table:style-name="ce15" office:value-type="float" office:value="196789" calcext:value-type="float">
            <text:p>196.789 </text:p>
          </table:table-cell>
          <table:table-cell table:style-name="ce15" office:value-type="float" office:value="23179" calcext:value-type="float">
            <text:p>23.179 </text:p>
          </table:table-cell>
          <table:table-cell table:style-name="ce15" office:value-type="float" office:value="1349" calcext:value-type="float">
            <text:p>1.349 </text:p>
          </table:table-cell>
          <table:table-cell table:style-name="ce15" office:value-type="float" office:value="28511209" calcext:value-type="float">
            <text:p>28.511.209 </text:p>
          </table:table-cell>
          <table:table-cell table:style-name="ce15" office:value-type="float" office:value="1811228" calcext:value-type="float">
            <text:p>1.811.228 </text:p>
          </table:table-cell>
          <table:table-cell table:style-name="ce15" office:value-type="float" office:value="1248226" calcext:value-type="float">
            <text:p>1.248.226 </text:p>
          </table:table-cell>
          <table:table-cell table:style-name="ce15" office:value-type="float" office:value="436507036" calcext:value-type="float">
            <text:p>436.507.036 </text:p>
          </table:table-cell>
          <table:table-cell table:style-name="ce15" office:value-type="float" office:value="29465" calcext:value-type="float">
            <text:p>29.465 </text:p>
          </table:table-cell>
          <table:table-cell table:style-name="ce25" office:value-type="float" office:value="1011005895" calcext:value-type="float">
            <text:p>1.011.005.89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10840645" calcext:value-type="float">
            <text:p>10.840.645 </text:p>
          </table:table-cell>
          <table:table-cell table:style-name="ce15" office:value-type="float" office:value="34259801" calcext:value-type="float">
            <text:p>34.259.801 </text:p>
          </table:table-cell>
          <table:table-cell table:style-name="ce15" office:value-type="float" office:value="334449613" calcext:value-type="float">
            <text:p>334.449.613 </text:p>
          </table:table-cell>
          <table:table-cell table:style-name="ce15" office:value-type="float" office:value="6005474" calcext:value-type="float">
            <text:p>6.005.474 </text:p>
          </table:table-cell>
          <table:table-cell table:style-name="ce15" office:value-type="float" office:value="408739171" calcext:value-type="float">
            <text:p>408.739.171 </text:p>
          </table:table-cell>
          <table:table-cell table:style-name="ce15" office:value-type="float" office:value="238895166" calcext:value-type="float">
            <text:p>238.895.166 </text:p>
          </table:table-cell>
          <table:table-cell table:style-name="ce15" office:value-type="float" office:value="371500984" calcext:value-type="float">
            <text:p>371.500.984 </text:p>
          </table:table-cell>
          <table:table-cell table:style-name="ce15" office:value-type="float" office:value="312952665" calcext:value-type="float">
            <text:p>312.952.665 </text:p>
          </table:table-cell>
          <table:table-cell table:style-name="ce15" office:value-type="float" office:value="236328040" calcext:value-type="float">
            <text:p>236.328.040 </text:p>
          </table:table-cell>
          <table:table-cell table:style-name="ce15" office:value-type="float" office:value="213671255" calcext:value-type="float">
            <text:p>213.671.255 </text:p>
          </table:table-cell>
          <table:table-cell table:style-name="ce15" office:value-type="float" office:value="933320825" calcext:value-type="float">
            <text:p>933.320.825 </text:p>
          </table:table-cell>
          <table:table-cell table:style-name="ce15" office:value-type="float" office:value="63853735" calcext:value-type="float">
            <text:p>63.853.735 </text:p>
          </table:table-cell>
          <table:table-cell table:style-name="ce15" office:value-type="float" office:value="91593794" calcext:value-type="float">
            <text:p>91.593.794 </text:p>
          </table:table-cell>
          <table:table-cell table:style-name="ce15" office:value-type="float" office:value="97412293" calcext:value-type="float">
            <text:p>97.412.293 </text:p>
          </table:table-cell>
          <table:table-cell table:style-name="ce15" office:value-type="float" office:value="57137688" calcext:value-type="float">
            <text:p>57.137.688 </text:p>
          </table:table-cell>
          <table:table-cell table:style-name="ce15" office:value-type="float" office:value="349878438" calcext:value-type="float">
            <text:p>349.878.438 </text:p>
          </table:table-cell>
          <table:table-cell table:style-name="ce15" office:value-type="float" office:value="30230575" calcext:value-type="float">
            <text:p>30.230.575 </text:p>
          </table:table-cell>
          <table:table-cell table:style-name="ce15" office:value-type="float" office:value="840499466" calcext:value-type="float">
            <text:p>840.499.466 </text:p>
          </table:table-cell>
          <table:table-cell table:style-name="ce15" office:value-type="float" office:value="3033560639" calcext:value-type="float">
            <text:p>3.033.560.639 </text:p>
          </table:table-cell>
          <table:table-cell table:style-name="ce15" office:value-type="float" office:value="61520681" calcext:value-type="float">
            <text:p>61.520.681 </text:p>
          </table:table-cell>
          <table:table-cell table:style-name="ce15" office:value-type="float" office:value="29752789" calcext:value-type="float">
            <text:p>29.752.789 </text:p>
          </table:table-cell>
          <table:table-cell table:style-name="ce15" office:value-type="float" office:value="6953396" calcext:value-type="float">
            <text:p>6.953.396 </text:p>
          </table:table-cell>
          <table:table-cell table:style-name="ce15" office:value-type="float" office:value="757884192" calcext:value-type="float">
            <text:p>757.884.192 </text:p>
          </table:table-cell>
          <table:table-cell table:style-name="ce15" office:value-type="float" office:value="769837352" calcext:value-type="float">
            <text:p>769.837.352 </text:p>
          </table:table-cell>
          <table:table-cell table:style-name="ce15" office:value-type="float" office:value="36243037" calcext:value-type="float">
            <text:p>36.243.037 </text:p>
          </table:table-cell>
          <table:table-cell table:style-name="ce15" office:value-type="float" office:value="6751443737" calcext:value-type="float">
            <text:p>6.751.443.737 </text:p>
          </table:table-cell>
          <table:table-cell table:style-name="ce15" office:value-type="float" office:value="26669275" calcext:value-type="float">
            <text:p>26.669.275 </text:p>
          </table:table-cell>
          <table:table-cell table:style-name="ce25" office:value-type="float" office:value="16105434724" calcext:value-type="float">
            <text:p>16.105.434.72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ÇÃO PARA O PIS/PASEP</text:p>
          </table:table-cell>
          <table:table-cell table:style-name="ce15" office:value-type="float" office:value="3626343" calcext:value-type="float">
            <text:p>3.626.343 </text:p>
          </table:table-cell>
          <table:table-cell table:style-name="ce15" office:value-type="float" office:value="12861632" calcext:value-type="float">
            <text:p>12.861.632 </text:p>
          </table:table-cell>
          <table:table-cell table:style-name="ce15" office:value-type="float" office:value="84841989" calcext:value-type="float">
            <text:p>84.841.989 </text:p>
          </table:table-cell>
          <table:table-cell table:style-name="ce15" office:value-type="float" office:value="2561422" calcext:value-type="float">
            <text:p>2.561.422 </text:p>
          </table:table-cell>
          <table:table-cell table:style-name="ce15" office:value-type="float" office:value="117894105" calcext:value-type="float">
            <text:p>117.894.105 </text:p>
          </table:table-cell>
          <table:table-cell table:style-name="ce15" office:value-type="float" office:value="69166644" calcext:value-type="float">
            <text:p>69.166.644 </text:p>
          </table:table-cell>
          <table:table-cell table:style-name="ce15" office:value-type="float" office:value="276958463" calcext:value-type="float">
            <text:p>276.958.463 </text:p>
          </table:table-cell>
          <table:table-cell table:style-name="ce15" office:value-type="float" office:value="92032315" calcext:value-type="float">
            <text:p>92.032.315 </text:p>
          </table:table-cell>
          <table:table-cell table:style-name="ce15" office:value-type="float" office:value="73157491" calcext:value-type="float">
            <text:p>73.157.491 </text:p>
          </table:table-cell>
          <table:table-cell table:style-name="ce15" office:value-type="float" office:value="56598200" calcext:value-type="float">
            <text:p>56.598.200 </text:p>
          </table:table-cell>
          <table:table-cell table:style-name="ce15" office:value-type="float" office:value="264750157" calcext:value-type="float">
            <text:p>264.750.157 </text:p>
          </table:table-cell>
          <table:table-cell table:style-name="ce15" office:value-type="float" office:value="22846903" calcext:value-type="float">
            <text:p>22.846.903 </text:p>
          </table:table-cell>
          <table:table-cell table:style-name="ce15" office:value-type="float" office:value="34469672" calcext:value-type="float">
            <text:p>34.469.672 </text:p>
          </table:table-cell>
          <table:table-cell table:style-name="ce15" office:value-type="float" office:value="36710888" calcext:value-type="float">
            <text:p>36.710.888 </text:p>
          </table:table-cell>
          <table:table-cell table:style-name="ce15" office:value-type="float" office:value="18338896" calcext:value-type="float">
            <text:p>18.338.896 </text:p>
          </table:table-cell>
          <table:table-cell table:style-name="ce15" office:value-type="float" office:value="99289056" calcext:value-type="float">
            <text:p>99.289.056 </text:p>
          </table:table-cell>
          <table:table-cell table:style-name="ce15" office:value-type="float" office:value="11833675" calcext:value-type="float">
            <text:p>11.833.675 </text:p>
          </table:table-cell>
          <table:table-cell table:style-name="ce15" office:value-type="float" office:value="224440550" calcext:value-type="float">
            <text:p>224.440.550 </text:p>
          </table:table-cell>
          <table:table-cell table:style-name="ce15" office:value-type="float" office:value="771069520" calcext:value-type="float">
            <text:p>771.069.520 </text:p>
          </table:table-cell>
          <table:table-cell table:style-name="ce15" office:value-type="float" office:value="21348074" calcext:value-type="float">
            <text:p>21.348.074 </text:p>
          </table:table-cell>
          <table:table-cell table:style-name="ce15" office:value-type="float" office:value="12841484" calcext:value-type="float">
            <text:p>12.841.484 </text:p>
          </table:table-cell>
          <table:table-cell table:style-name="ce15" office:value-type="float" office:value="3574523" calcext:value-type="float">
            <text:p>3.574.523 </text:p>
          </table:table-cell>
          <table:table-cell table:style-name="ce15" office:value-type="float" office:value="212325444" calcext:value-type="float">
            <text:p>212.325.444 </text:p>
          </table:table-cell>
          <table:table-cell table:style-name="ce15" office:value-type="float" office:value="187874240" calcext:value-type="float">
            <text:p>187.874.240 </text:p>
          </table:table-cell>
          <table:table-cell table:style-name="ce15" office:value-type="float" office:value="14909069" calcext:value-type="float">
            <text:p>14.909.069 </text:p>
          </table:table-cell>
          <table:table-cell table:style-name="ce15" office:value-type="float" office:value="1746045474" calcext:value-type="float">
            <text:p>1.746.045.474 </text:p>
          </table:table-cell>
          <table:table-cell table:style-name="ce15" office:value-type="float" office:value="8809337" calcext:value-type="float">
            <text:p>8.809.337 </text:p>
          </table:table-cell>
          <table:table-cell table:style-name="ce25" office:value-type="float" office:value="4481175566" calcext:value-type="float">
            <text:p>4.481.175.56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481" calcext:value-type="float">
            <text:p>481 </text:p>
          </table:table-cell>
          <table:table-cell table:style-name="ce15" office:value-type="float" office:value="20798" calcext:value-type="float">
            <text:p>20.798 </text:p>
          </table:table-cell>
          <table:table-cell table:style-name="ce15" office:value-type="float" office:value="10003" calcext:value-type="float">
            <text:p>10.003 </text:p>
          </table:table-cell>
          <table:table-cell table:style-name="ce15" office:value-type="float" office:value="3674" calcext:value-type="float">
            <text:p>3.674 </text:p>
          </table:table-cell>
          <table:table-cell table:style-name="ce15" office:value-type="float" office:value="343751" calcext:value-type="float">
            <text:p>343.751 </text:p>
          </table:table-cell>
          <table:table-cell table:style-name="ce15" office:value-type="float" office:value="2277487" calcext:value-type="float">
            <text:p>2.277.487 </text:p>
          </table:table-cell>
          <table:table-cell table:style-name="ce15" office:value-type="float" office:value="56815690" calcext:value-type="float">
            <text:p>56.815.690 </text:p>
          </table:table-cell>
          <table:table-cell table:style-name="ce15" office:value-type="float" office:value="706281" calcext:value-type="float">
            <text:p>706.281 </text:p>
          </table:table-cell>
          <table:table-cell table:style-name="ce15" office:value-type="float" office:value="124805" calcext:value-type="float">
            <text:p>124.805 </text:p>
          </table:table-cell>
          <table:table-cell table:style-name="ce15" office:value-type="float" office:value="8742" calcext:value-type="float">
            <text:p>8.742 </text:p>
          </table:table-cell>
          <table:table-cell table:style-name="ce15" office:value-type="float" office:value="1031882" calcext:value-type="float">
            <text:p>1.031.882 </text:p>
          </table:table-cell>
          <table:table-cell table:style-name="ce15" office:value-type="float" office:value="11529" calcext:value-type="float">
            <text:p>11.529 </text:p>
          </table:table-cell>
          <table:table-cell table:style-name="ce15" office:value-type="float" office:value="39549" calcext:value-type="float">
            <text:p>39.549 </text:p>
          </table:table-cell>
          <table:table-cell table:style-name="ce15" office:value-type="float" office:value="1248678" calcext:value-type="float">
            <text:p>1.248.678 </text:p>
          </table:table-cell>
          <table:table-cell table:style-name="ce15" office:value-type="float" office:value="10519" calcext:value-type="float">
            <text:p>10.519 </text:p>
          </table:table-cell>
          <table:table-cell table:style-name="ce15" office:value-type="float" office:value="1552964" calcext:value-type="float">
            <text:p>1.552.964 </text:p>
          </table:table-cell>
          <table:table-cell table:style-name="ce15" office:value-type="float" office:value="10950" calcext:value-type="float">
            <text:p>10.950 </text:p>
          </table:table-cell>
          <table:table-cell table:style-name="ce15" office:value-type="float" office:value="2207252" calcext:value-type="float">
            <text:p>2.207.252 </text:p>
          </table:table-cell>
          <table:table-cell table:style-name="ce15" office:value-type="float" office:value="21493852" calcext:value-type="float">
            <text:p>21.493.852 </text:p>
          </table:table-cell>
          <table:table-cell table:style-name="ce15" office:value-type="float" office:value="33033" calcext:value-type="float">
            <text:p>33.033 </text:p>
          </table:table-cell>
          <table:table-cell table:style-name="ce15" office:value-type="float" office:value="3702" calcext:value-type="float">
            <text:p>3.702 </text:p>
          </table:table-cell>
          <table:table-cell table:style-name="ce15" office:value-type="float" office:value="4116" calcext:value-type="float">
            <text:p>4.116 </text:p>
          </table:table-cell>
          <table:table-cell table:style-name="ce15" office:value-type="float" office:value="4658999" calcext:value-type="float">
            <text:p>4.658.999 </text:p>
          </table:table-cell>
          <table:table-cell table:style-name="ce15" office:value-type="float" office:value="303618" calcext:value-type="float">
            <text:p>303.618 </text:p>
          </table:table-cell>
          <table:table-cell table:style-name="ce15" office:value-type="float" office:value="53303" calcext:value-type="float">
            <text:p>53.303 </text:p>
          </table:table-cell>
          <table:table-cell table:style-name="ce15" office:value-type="float" office:value="65577213" calcext:value-type="float">
            <text:p>65.577.213 </text:p>
          </table:table-cell>
          <table:table-cell table:style-name="ce15" office:value-type="float" office:value="4696" calcext:value-type="float">
            <text:p>4.696 </text:p>
          </table:table-cell>
          <table:table-cell table:style-name="ce25" office:value-type="float" office:value="158557564" calcext:value-type="float">
            <text:p>158.557.564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3625863" calcext:value-type="float">
            <text:p>3.625.863 </text:p>
          </table:table-cell>
          <table:table-cell table:style-name="ce15" office:value-type="float" office:value="12840834" calcext:value-type="float">
            <text:p>12.840.834 </text:p>
          </table:table-cell>
          <table:table-cell table:style-name="ce15" office:value-type="float" office:value="84831986" calcext:value-type="float">
            <text:p>84.831.986 </text:p>
          </table:table-cell>
          <table:table-cell table:style-name="ce15" office:value-type="float" office:value="2557748" calcext:value-type="float">
            <text:p>2.557.748 </text:p>
          </table:table-cell>
          <table:table-cell table:style-name="ce15" office:value-type="float" office:value="117550354" calcext:value-type="float">
            <text:p>117.550.354 </text:p>
          </table:table-cell>
          <table:table-cell table:style-name="ce15" office:value-type="float" office:value="66889157" calcext:value-type="float">
            <text:p>66.889.157 </text:p>
          </table:table-cell>
          <table:table-cell table:style-name="ce15" office:value-type="float" office:value="220142773" calcext:value-type="float">
            <text:p>220.142.773 </text:p>
          </table:table-cell>
          <table:table-cell table:style-name="ce15" office:value-type="float" office:value="91326035" calcext:value-type="float">
            <text:p>91.326.035 </text:p>
          </table:table-cell>
          <table:table-cell table:style-name="ce15" office:value-type="float" office:value="73032686" calcext:value-type="float">
            <text:p>73.032.686 </text:p>
          </table:table-cell>
          <table:table-cell table:style-name="ce15" office:value-type="float" office:value="56589458" calcext:value-type="float">
            <text:p>56.589.458 </text:p>
          </table:table-cell>
          <table:table-cell table:style-name="ce15" office:value-type="float" office:value="263718275" calcext:value-type="float">
            <text:p>263.718.275 </text:p>
          </table:table-cell>
          <table:table-cell table:style-name="ce15" office:value-type="float" office:value="22835374" calcext:value-type="float">
            <text:p>22.835.374 </text:p>
          </table:table-cell>
          <table:table-cell table:style-name="ce15" office:value-type="float" office:value="34430123" calcext:value-type="float">
            <text:p>34.430.123 </text:p>
          </table:table-cell>
          <table:table-cell table:style-name="ce15" office:value-type="float" office:value="35462210" calcext:value-type="float">
            <text:p>35.462.210 </text:p>
          </table:table-cell>
          <table:table-cell table:style-name="ce15" office:value-type="float" office:value="18328377" calcext:value-type="float">
            <text:p>18.328.377 </text:p>
          </table:table-cell>
          <table:table-cell table:style-name="ce15" office:value-type="float" office:value="97736092" calcext:value-type="float">
            <text:p>97.736.092 </text:p>
          </table:table-cell>
          <table:table-cell table:style-name="ce15" office:value-type="float" office:value="11822725" calcext:value-type="float">
            <text:p>11.822.725 </text:p>
          </table:table-cell>
          <table:table-cell table:style-name="ce15" office:value-type="float" office:value="222233298" calcext:value-type="float">
            <text:p>222.233.298 </text:p>
          </table:table-cell>
          <table:table-cell table:style-name="ce15" office:value-type="float" office:value="749575669" calcext:value-type="float">
            <text:p>749.575.669 </text:p>
          </table:table-cell>
          <table:table-cell table:style-name="ce15" office:value-type="float" office:value="21315041" calcext:value-type="float">
            <text:p>21.315.041 </text:p>
          </table:table-cell>
          <table:table-cell table:style-name="ce15" office:value-type="float" office:value="12837782" calcext:value-type="float">
            <text:p>12.837.782 </text:p>
          </table:table-cell>
          <table:table-cell table:style-name="ce15" office:value-type="float" office:value="3570407" calcext:value-type="float">
            <text:p>3.570.407 </text:p>
          </table:table-cell>
          <table:table-cell table:style-name="ce15" office:value-type="float" office:value="207666445" calcext:value-type="float">
            <text:p>207.666.445 </text:p>
          </table:table-cell>
          <table:table-cell table:style-name="ce15" office:value-type="float" office:value="187570622" calcext:value-type="float">
            <text:p>187.570.622 </text:p>
          </table:table-cell>
          <table:table-cell table:style-name="ce15" office:value-type="float" office:value="14855766" calcext:value-type="float">
            <text:p>14.855.766 </text:p>
          </table:table-cell>
          <table:table-cell table:style-name="ce15" office:value-type="float" office:value="1680468261" calcext:value-type="float">
            <text:p>1.680.468.261 </text:p>
          </table:table-cell>
          <table:table-cell table:style-name="ce15" office:value-type="float" office:value="8804641" calcext:value-type="float">
            <text:p>8.804.641 </text:p>
          </table:table-cell>
          <table:table-cell table:style-name="ce25" office:value-type="float" office:value="4322618002" calcext:value-type="float">
            <text:p>4.322.618.00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SLL</text:p>
          </table:table-cell>
          <table:table-cell table:style-name="ce15" office:value-type="float" office:value="7336226" calcext:value-type="float">
            <text:p>7.336.226 </text:p>
          </table:table-cell>
          <table:table-cell table:style-name="ce15" office:value-type="float" office:value="20040547" calcext:value-type="float">
            <text:p>20.040.547 </text:p>
          </table:table-cell>
          <table:table-cell table:style-name="ce15" office:value-type="float" office:value="126335659" calcext:value-type="float">
            <text:p>126.335.659 </text:p>
          </table:table-cell>
          <table:table-cell table:style-name="ce15" office:value-type="float" office:value="5789662" calcext:value-type="float">
            <text:p>5.789.662 </text:p>
          </table:table-cell>
          <table:table-cell table:style-name="ce15" office:value-type="float" office:value="176632138" calcext:value-type="float">
            <text:p>176.632.138 </text:p>
          </table:table-cell>
          <table:table-cell table:style-name="ce15" office:value-type="float" office:value="122562299" calcext:value-type="float">
            <text:p>122.562.299 </text:p>
          </table:table-cell>
          <table:table-cell table:style-name="ce15" office:value-type="float" office:value="237171393" calcext:value-type="float">
            <text:p>237.171.393 </text:p>
          </table:table-cell>
          <table:table-cell table:style-name="ce15" office:value-type="float" office:value="106334047" calcext:value-type="float">
            <text:p>106.334.047 </text:p>
          </table:table-cell>
          <table:table-cell table:style-name="ce15" office:value-type="float" office:value="119302388" calcext:value-type="float">
            <text:p>119.302.388 </text:p>
          </table:table-cell>
          <table:table-cell table:style-name="ce15" office:value-type="float" office:value="42007794" calcext:value-type="float">
            <text:p>42.007.794 </text:p>
          </table:table-cell>
          <table:table-cell table:style-name="ce15" office:value-type="float" office:value="445476840" calcext:value-type="float">
            <text:p>445.476.840 </text:p>
          </table:table-cell>
          <table:table-cell table:style-name="ce15" office:value-type="float" office:value="51683255" calcext:value-type="float">
            <text:p>51.683.255 </text:p>
          </table:table-cell>
          <table:table-cell table:style-name="ce15" office:value-type="float" office:value="66046359" calcext:value-type="float">
            <text:p>66.046.359 </text:p>
          </table:table-cell>
          <table:table-cell table:style-name="ce15" office:value-type="float" office:value="61035781" calcext:value-type="float">
            <text:p>61.035.781 </text:p>
          </table:table-cell>
          <table:table-cell table:style-name="ce15" office:value-type="float" office:value="36857456" calcext:value-type="float">
            <text:p>36.857.456 </text:p>
          </table:table-cell>
          <table:table-cell table:style-name="ce15" office:value-type="float" office:value="128913028" calcext:value-type="float">
            <text:p>128.913.028 </text:p>
          </table:table-cell>
          <table:table-cell table:style-name="ce15" office:value-type="float" office:value="24878647" calcext:value-type="float">
            <text:p>24.878.647 </text:p>
          </table:table-cell>
          <table:table-cell table:style-name="ce15" office:value-type="float" office:value="360018234" calcext:value-type="float">
            <text:p>360.018.234 </text:p>
          </table:table-cell>
          <table:table-cell table:style-name="ce15" office:value-type="float" office:value="955839301" calcext:value-type="float">
            <text:p>955.839.301 </text:p>
          </table:table-cell>
          <table:table-cell table:style-name="ce15" office:value-type="float" office:value="39910423" calcext:value-type="float">
            <text:p>39.910.423 </text:p>
          </table:table-cell>
          <table:table-cell table:style-name="ce15" office:value-type="float" office:value="20064349" calcext:value-type="float">
            <text:p>20.064.349 </text:p>
          </table:table-cell>
          <table:table-cell table:style-name="ce15" office:value-type="float" office:value="5787586" calcext:value-type="float">
            <text:p>5.787.586 </text:p>
          </table:table-cell>
          <table:table-cell table:style-name="ce15" office:value-type="float" office:value="401813063" calcext:value-type="float">
            <text:p>401.813.063 </text:p>
          </table:table-cell>
          <table:table-cell table:style-name="ce15" office:value-type="float" office:value="274552026" calcext:value-type="float">
            <text:p>274.552.026 </text:p>
          </table:table-cell>
          <table:table-cell table:style-name="ce15" office:value-type="float" office:value="21399185" calcext:value-type="float">
            <text:p>21.399.185 </text:p>
          </table:table-cell>
          <table:table-cell table:style-name="ce15" office:value-type="float" office:value="2793955235" calcext:value-type="float">
            <text:p>2.793.955.235 </text:p>
          </table:table-cell>
          <table:table-cell table:style-name="ce15" office:value-type="float" office:value="17207964" calcext:value-type="float">
            <text:p>17.207.964 </text:p>
          </table:table-cell>
          <table:table-cell table:style-name="ce25" office:value-type="float" office:value="6668950886" calcext:value-type="float">
            <text:p>6.668.950.88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FINANCEIRAS</text:p>
          </table:table-cell>
          <table:table-cell table:style-name="ce15" office:value-type="float" office:value="900" calcext:value-type="float">
            <text:p>900 </text:p>
          </table:table-cell>
          <table:table-cell table:style-name="ce15" office:value-type="float" office:value="24206" calcext:value-type="float">
            <text:p>24.206 </text:p>
          </table:table-cell>
          <table:table-cell table:style-name="ce15" office:value-type="float" office:value="92903" calcext:value-type="float">
            <text:p>92.903 </text:p>
          </table:table-cell>
          <table:table-cell table:style-name="ce15" office:value-type="float" office:value="2429" calcext:value-type="float">
            <text:p>2.429 </text:p>
          </table:table-cell>
          <table:table-cell table:style-name="ce15" office:value-type="float" office:value="1413414" calcext:value-type="float">
            <text:p>1.413.414 </text:p>
          </table:table-cell>
          <table:table-cell table:style-name="ce15" office:value-type="float" office:value="5426258" calcext:value-type="float">
            <text:p>5.426.258 </text:p>
          </table:table-cell>
          <table:table-cell table:style-name="ce15" office:value-type="float" office:value="11259012" calcext:value-type="float">
            <text:p>11.259.012 </text:p>
          </table:table-cell>
          <table:table-cell table:style-name="ce15" office:value-type="float" office:value="2729389" calcext:value-type="float">
            <text:p>2.729.389 </text:p>
          </table:table-cell>
          <table:table-cell table:style-name="ce15" office:value-type="float" office:value="133932" calcext:value-type="float">
            <text:p>133.932 </text:p>
          </table:table-cell>
          <table:table-cell table:style-name="ce15" office:value-type="float" office:value="8855" calcext:value-type="float">
            <text:p>8.855 </text:p>
          </table:table-cell>
          <table:table-cell table:style-name="ce15" office:value-type="float" office:value="3942189" calcext:value-type="float">
            <text:p>3.942.189 </text:p>
          </table:table-cell>
          <table:table-cell table:style-name="ce15" office:value-type="float" office:value="71773" calcext:value-type="float">
            <text:p>71.773 </text:p>
          </table:table-cell>
          <table:table-cell table:style-name="ce15" office:value-type="float" office:value="218382" calcext:value-type="float">
            <text:p>218.382 </text:p>
          </table:table-cell>
          <table:table-cell table:style-name="ce15" office:value-type="float" office:value="6836645" calcext:value-type="float">
            <text:p>6.836.645 </text:p>
          </table:table-cell>
          <table:table-cell table:style-name="ce15" office:value-type="float" office:value="32720" calcext:value-type="float">
            <text:p>32.720 </text:p>
          </table:table-cell>
          <table:table-cell table:style-name="ce15" office:value-type="float" office:value="3711332" calcext:value-type="float">
            <text:p>3.711.332 </text:p>
          </table:table-cell>
          <table:table-cell table:style-name="ce15" office:value-type="float" office:value="3298" calcext:value-type="float">
            <text:p>3.298 </text:p>
          </table:table-cell>
          <table:table-cell table:style-name="ce15" office:value-type="float" office:value="8260199" calcext:value-type="float">
            <text:p>8.260.199 </text:p>
          </table:table-cell>
          <table:table-cell table:style-name="ce15" office:value-type="float" office:value="91911840" calcext:value-type="float">
            <text:p>91.911.840 </text:p>
          </table:table-cell>
          <table:table-cell table:style-name="ce15" office:value-type="float" office:value="198730" calcext:value-type="float">
            <text:p>198.730 </text:p>
          </table:table-cell>
          <table:table-cell table:style-name="ce15" office:value-type="float" office:value="45690" calcext:value-type="float">
            <text:p>45.690 </text:p>
          </table:table-cell>
          <table:table-cell table:style-name="ce15" office:value-type="float" office:value="26706" calcext:value-type="float">
            <text:p>26.706 </text:p>
          </table:table-cell>
          <table:table-cell table:style-name="ce15" office:value-type="float" office:value="15700757" calcext:value-type="float">
            <text:p>15.700.757 </text:p>
          </table:table-cell>
          <table:table-cell table:style-name="ce15" office:value-type="float" office:value="803473" calcext:value-type="float">
            <text:p>803.473 </text:p>
          </table:table-cell>
          <table:table-cell table:style-name="ce15" office:value-type="float" office:value="972093" calcext:value-type="float">
            <text:p>972.093 </text:p>
          </table:table-cell>
          <table:table-cell table:style-name="ce15" office:value-type="float" office:value="213281989" calcext:value-type="float">
            <text:p>213.281.989 </text:p>
          </table:table-cell>
          <table:table-cell table:style-name="ce15" office:value-type="float" office:value="3872" calcext:value-type="float">
            <text:p>3.872 </text:p>
          </table:table-cell>
          <table:table-cell table:style-name="ce25" office:value-type="float" office:value="367112986" calcext:value-type="float">
            <text:p>367.112.98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DEMAIS</text:p>
          </table:table-cell>
          <table:table-cell table:style-name="ce15" office:value-type="float" office:value="7335326" calcext:value-type="float">
            <text:p>7.335.326 </text:p>
          </table:table-cell>
          <table:table-cell table:style-name="ce15" office:value-type="float" office:value="20016341" calcext:value-type="float">
            <text:p>20.016.341 </text:p>
          </table:table-cell>
          <table:table-cell table:style-name="ce15" office:value-type="float" office:value="126242756" calcext:value-type="float">
            <text:p>126.242.756 </text:p>
          </table:table-cell>
          <table:table-cell table:style-name="ce15" office:value-type="float" office:value="5787233" calcext:value-type="float">
            <text:p>5.787.233 </text:p>
          </table:table-cell>
          <table:table-cell table:style-name="ce15" office:value-type="float" office:value="175218724" calcext:value-type="float">
            <text:p>175.218.724 </text:p>
          </table:table-cell>
          <table:table-cell table:style-name="ce15" office:value-type="float" office:value="117136042" calcext:value-type="float">
            <text:p>117.136.042 </text:p>
          </table:table-cell>
          <table:table-cell table:style-name="ce15" office:value-type="float" office:value="225912381" calcext:value-type="float">
            <text:p>225.912.381 </text:p>
          </table:table-cell>
          <table:table-cell table:style-name="ce15" office:value-type="float" office:value="103604658" calcext:value-type="float">
            <text:p>103.604.658 </text:p>
          </table:table-cell>
          <table:table-cell table:style-name="ce15" office:value-type="float" office:value="119168455" calcext:value-type="float">
            <text:p>119.168.455 </text:p>
          </table:table-cell>
          <table:table-cell table:style-name="ce15" office:value-type="float" office:value="41998939" calcext:value-type="float">
            <text:p>41.998.939 </text:p>
          </table:table-cell>
          <table:table-cell table:style-name="ce15" office:value-type="float" office:value="441534652" calcext:value-type="float">
            <text:p>441.534.652 </text:p>
          </table:table-cell>
          <table:table-cell table:style-name="ce15" office:value-type="float" office:value="51611483" calcext:value-type="float">
            <text:p>51.611.483 </text:p>
          </table:table-cell>
          <table:table-cell table:style-name="ce15" office:value-type="float" office:value="65827977" calcext:value-type="float">
            <text:p>65.827.977 </text:p>
          </table:table-cell>
          <table:table-cell table:style-name="ce15" office:value-type="float" office:value="54199136" calcext:value-type="float">
            <text:p>54.199.136 </text:p>
          </table:table-cell>
          <table:table-cell table:style-name="ce15" office:value-type="float" office:value="36824737" calcext:value-type="float">
            <text:p>36.824.737 </text:p>
          </table:table-cell>
          <table:table-cell table:style-name="ce15" office:value-type="float" office:value="125201696" calcext:value-type="float">
            <text:p>125.201.696 </text:p>
          </table:table-cell>
          <table:table-cell table:style-name="ce15" office:value-type="float" office:value="24875349" calcext:value-type="float">
            <text:p>24.875.349 </text:p>
          </table:table-cell>
          <table:table-cell table:style-name="ce15" office:value-type="float" office:value="351758035" calcext:value-type="float">
            <text:p>351.758.035 </text:p>
          </table:table-cell>
          <table:table-cell table:style-name="ce15" office:value-type="float" office:value="863927461" calcext:value-type="float">
            <text:p>863.927.461 </text:p>
          </table:table-cell>
          <table:table-cell table:style-name="ce15" office:value-type="float" office:value="39711693" calcext:value-type="float">
            <text:p>39.711.693 </text:p>
          </table:table-cell>
          <table:table-cell table:style-name="ce15" office:value-type="float" office:value="20018660" calcext:value-type="float">
            <text:p>20.018.660 </text:p>
          </table:table-cell>
          <table:table-cell table:style-name="ce15" office:value-type="float" office:value="5760880" calcext:value-type="float">
            <text:p>5.760.880 </text:p>
          </table:table-cell>
          <table:table-cell table:style-name="ce15" office:value-type="float" office:value="386112306" calcext:value-type="float">
            <text:p>386.112.306 </text:p>
          </table:table-cell>
          <table:table-cell table:style-name="ce15" office:value-type="float" office:value="273748554" calcext:value-type="float">
            <text:p>273.748.554 </text:p>
          </table:table-cell>
          <table:table-cell table:style-name="ce15" office:value-type="float" office:value="20427093" calcext:value-type="float">
            <text:p>20.427.093 </text:p>
          </table:table-cell>
          <table:table-cell table:style-name="ce15" office:value-type="float" office:value="2580673246" calcext:value-type="float">
            <text:p>2.580.673.246 </text:p>
          </table:table-cell>
          <table:table-cell table:style-name="ce15" office:value-type="float" office:value="17204092" calcext:value-type="float">
            <text:p>17.204.092 </text:p>
          </table:table-cell>
          <table:table-cell table:style-name="ce25" office:value-type="float" office:value="6301837899" calcext:value-type="float">
            <text:p>6.301.837.89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IDE-COMBUSTÍVEIS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1922" calcext:value-type="float">
            <text:p>11.922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1720" calcext:value-type="float">
            <text:p>11.720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52633" calcext:value-type="float">
            <text:p>52.633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6352" calcext:value-type="float">
            <text:p>6.352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60722" calcext:value-type="float">
            <text:p>60.722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11412" calcext:value-type="float">
            <text:p>11.412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63665" calcext:value-type="float">
            <text:p>263.665 </text:p>
          </table:table-cell>
          <table:table-cell table:style-name="ce15" office:value-type="float" office:value="1631" calcext:value-type="float">
            <text:p>1.631 </text:p>
          </table:table-cell>
          <table:table-cell table:style-name="ce15" office:value-type="float" office:value="787" calcext:value-type="float">
            <text:p>787 </text:p>
          </table:table-cell>
          <table:table-cell table:number-columns-repeated="2"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9088" calcext:value-type="float">
            <text:p>9.088 </text:p>
          </table:table-cell>
          <table:table-cell table:style-name="ce15" office:value-type="float" office:value="297" calcext:value-type="float">
            <text:p>297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15" office:value-type="float" office:value="264122" calcext:value-type="float">
            <text:p>264.122 </text:p>
          </table:table-cell>
          <table:table-cell table:style-name="ce15" office:value-type="string" office:string-value=" -    " calcext:value-type="string">
            <text:p><text:s/>- <text:s text:c="4"/></text:p>
          </table:table-cell>
          <table:table-cell table:style-name="ce25" office:value-type="float" office:value="694350" calcext:value-type="float">
            <text:p>694.35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CÕES PARA FUNDAF</text:p>
          </table:table-cell>
          <table:table-cell table:style-name="ce15" office:value-type="float" office:value="78216" calcext:value-type="float">
            <text:p>78.216 </text:p>
          </table:table-cell>
          <table:table-cell table:style-name="ce15" office:value-type="float" office:value="75772" calcext:value-type="float">
            <text:p>75.772 </text:p>
          </table:table-cell>
          <table:table-cell table:style-name="ce15" office:value-type="float" office:value="86014" calcext:value-type="float">
            <text:p>86.014 </text:p>
          </table:table-cell>
          <table:table-cell table:style-name="ce15" office:value-type="float" office:value="4738" calcext:value-type="float">
            <text:p>4.738 </text:p>
          </table:table-cell>
          <table:table-cell table:style-name="ce15" office:value-type="float" office:value="475812" calcext:value-type="float">
            <text:p>475.812 </text:p>
          </table:table-cell>
          <table:table-cell table:style-name="ce15" office:value-type="float" office:value="73281" calcext:value-type="float">
            <text:p>73.281 </text:p>
          </table:table-cell>
          <table:table-cell table:style-name="ce15" office:value-type="float" office:value="179926" calcext:value-type="float">
            <text:p>179.926 </text:p>
          </table:table-cell>
          <table:table-cell table:style-name="ce15" office:value-type="float" office:value="154609" calcext:value-type="float">
            <text:p>154.609 </text:p>
          </table:table-cell>
          <table:table-cell table:style-name="ce15" office:value-type="float" office:value="2290102" calcext:value-type="float">
            <text:p>2.290.102 </text:p>
          </table:table-cell>
          <table:table-cell table:style-name="ce15" office:value-type="float" office:value="23083" calcext:value-type="float">
            <text:p>23.083 </text:p>
          </table:table-cell>
          <table:table-cell table:style-name="ce15" office:value-type="float" office:value="8087793" calcext:value-type="float">
            <text:p>8.087.793 </text:p>
          </table:table-cell>
          <table:table-cell table:style-name="ce15" office:value-type="float" office:value="2248291" calcext:value-type="float">
            <text:p>2.248.291 </text:p>
          </table:table-cell>
          <table:table-cell table:style-name="ce15" office:value-type="float" office:value="1816" calcext:value-type="float">
            <text:p>1.816 </text:p>
          </table:table-cell>
          <table:table-cell table:style-name="ce15" office:value-type="float" office:value="131685" calcext:value-type="float">
            <text:p>131.685 </text:p>
          </table:table-cell>
          <table:table-cell table:style-name="ce15" office:value-type="float" office:value="13808" calcext:value-type="float">
            <text:p>13.808 </text:p>
          </table:table-cell>
          <table:table-cell table:style-name="ce15" office:value-type="float" office:value="199120" calcext:value-type="float">
            <text:p>199.120 </text:p>
          </table:table-cell>
          <table:table-cell table:style-name="ce15" office:value-type="float" office:value="51" calcext:value-type="float">
            <text:p>51 </text:p>
          </table:table-cell>
          <table:table-cell table:style-name="ce15" office:value-type="float" office:value="2917495" calcext:value-type="float">
            <text:p>2.917.495 </text:p>
          </table:table-cell>
          <table:table-cell table:style-name="ce15" office:value-type="float" office:value="5891405" calcext:value-type="float">
            <text:p>5.891.405 </text:p>
          </table:table-cell>
          <table:table-cell table:style-name="ce15" office:value-type="float" office:value="35448" calcext:value-type="float">
            <text:p>35.448 </text:p>
          </table:table-cell>
          <table:table-cell table:style-name="ce15" office:value-type="float" office:value="3063" calcext:value-type="float">
            <text:p>3.063 </text:p>
          </table:table-cell>
          <table:table-cell table:style-name="ce15" office:value-type="float" office:value="2666" calcext:value-type="float">
            <text:p>2.666 </text:p>
          </table:table-cell>
          <table:table-cell table:style-name="ce15" office:value-type="float" office:value="6994593" calcext:value-type="float">
            <text:p>6.994.593 </text:p>
          </table:table-cell>
          <table:table-cell table:style-name="ce15" office:value-type="float" office:value="4220996" calcext:value-type="float">
            <text:p>4.220.996 </text:p>
          </table:table-cell>
          <table:table-cell table:style-name="ce15" office:value-type="float" office:value="2711" calcext:value-type="float">
            <text:p>2.711 </text:p>
          </table:table-cell>
          <table:table-cell table:style-name="ce15" office:value-type="float" office:value="18114337" calcext:value-type="float">
            <text:p>18.114.337 </text:p>
          </table:table-cell>
          <table:table-cell table:style-name="ce15" office:value-type="float" office:value="12624" calcext:value-type="float">
            <text:p>12.624 </text:p>
          </table:table-cell>
          <table:table-cell table:style-name="ce25" office:value-type="float" office:value="52319456" calcext:value-type="float">
            <text:p>52.319.456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5" office:value-type="float" office:value="4900884" calcext:value-type="float">
            <text:p>4.900.884 </text:p>
          </table:table-cell>
          <table:table-cell table:style-name="ce15" office:value-type="float" office:value="15534866" calcext:value-type="float">
            <text:p>15.534.866 </text:p>
          </table:table-cell>
          <table:table-cell table:style-name="ce15" office:value-type="float" office:value="20236516" calcext:value-type="float">
            <text:p>20.236.516 </text:p>
          </table:table-cell>
          <table:table-cell table:style-name="ce15" office:value-type="float" office:value="14226434" calcext:value-type="float">
            <text:p>14.226.434 </text:p>
          </table:table-cell>
          <table:table-cell table:style-name="ce15" office:value-type="float" office:value="40437865" calcext:value-type="float">
            <text:p>40.437.865 </text:p>
          </table:table-cell>
          <table:table-cell table:style-name="ce15" office:value-type="float" office:value="33067546" calcext:value-type="float">
            <text:p>33.067.546 </text:p>
          </table:table-cell>
          <table:table-cell table:style-name="ce15" office:value-type="float" office:value="1102977737" calcext:value-type="float">
            <text:p>1.102.977.737 </text:p>
          </table:table-cell>
          <table:table-cell table:style-name="ce15" office:value-type="float" office:value="20877602" calcext:value-type="float">
            <text:p>20.877.602 </text:p>
          </table:table-cell>
          <table:table-cell table:style-name="ce15" office:value-type="float" office:value="26421753" calcext:value-type="float">
            <text:p>26.421.753 </text:p>
          </table:table-cell>
          <table:table-cell table:style-name="ce15" office:value-type="float" office:value="14303390" calcext:value-type="float">
            <text:p>14.303.390 </text:p>
          </table:table-cell>
          <table:table-cell table:style-name="ce15" office:value-type="float" office:value="111422525" calcext:value-type="float">
            <text:p>111.422.525 </text:p>
          </table:table-cell>
          <table:table-cell table:style-name="ce15" office:value-type="float" office:value="16175675" calcext:value-type="float">
            <text:p>16.175.675 </text:p>
          </table:table-cell>
          <table:table-cell table:style-name="ce15" office:value-type="float" office:value="21466576" calcext:value-type="float">
            <text:p>21.466.576 </text:p>
          </table:table-cell>
          <table:table-cell table:style-name="ce15" office:value-type="float" office:value="27453272" calcext:value-type="float">
            <text:p>27.453.272 </text:p>
          </table:table-cell>
          <table:table-cell table:style-name="ce15" office:value-type="float" office:value="34453672" calcext:value-type="float">
            <text:p>34.453.672 </text:p>
          </table:table-cell>
          <table:table-cell table:style-name="ce15" office:value-type="float" office:value="45328297" calcext:value-type="float">
            <text:p>45.328.297 </text:p>
          </table:table-cell>
          <table:table-cell table:style-name="ce15" office:value-type="float" office:value="13682424" calcext:value-type="float">
            <text:p>13.682.424 </text:p>
          </table:table-cell>
          <table:table-cell table:style-name="ce15" office:value-type="float" office:value="48561344" calcext:value-type="float">
            <text:p>48.561.344 </text:p>
          </table:table-cell>
          <table:table-cell table:style-name="ce15" office:value-type="float" office:value="220224508" calcext:value-type="float">
            <text:p>220.224.508 </text:p>
          </table:table-cell>
          <table:table-cell table:style-name="ce15" office:value-type="float" office:value="26748907" calcext:value-type="float">
            <text:p>26.748.907 </text:p>
          </table:table-cell>
          <table:table-cell table:style-name="ce15" office:value-type="float" office:value="13768905" calcext:value-type="float">
            <text:p>13.768.905 </text:p>
          </table:table-cell>
          <table:table-cell table:style-name="ce15" office:value-type="float" office:value="11139635" calcext:value-type="float">
            <text:p>11.139.635 </text:p>
          </table:table-cell>
          <table:table-cell table:style-name="ce15" office:value-type="float" office:value="82072750" calcext:value-type="float">
            <text:p>82.072.750 </text:p>
          </table:table-cell>
          <table:table-cell table:style-name="ce15" office:value-type="float" office:value="37691829" calcext:value-type="float">
            <text:p>37.691.829 </text:p>
          </table:table-cell>
          <table:table-cell table:style-name="ce15" office:value-type="float" office:value="14049491" calcext:value-type="float">
            <text:p>14.049.491 </text:p>
          </table:table-cell>
          <table:table-cell table:style-name="ce15" office:value-type="float" office:value="98156550" calcext:value-type="float">
            <text:p>98.156.550 </text:p>
          </table:table-cell>
          <table:table-cell table:style-name="ce15" office:value-type="float" office:value="5951176" calcext:value-type="float">
            <text:p>5.951.176 </text:p>
          </table:table-cell>
          <table:table-cell table:style-name="ce25" office:value-type="float" office:value="2121332130" calcext:value-type="float">
            <text:p>2.121.332.13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OUTRAS RECEITAS ADMINISTRADAS</text:p>
          </table:table-cell>
          <table:table-cell table:style-name="ce15" office:value-type="float" office:value="3017063" calcext:value-type="float">
            <text:p>3.017.063 </text:p>
          </table:table-cell>
          <table:table-cell table:style-name="ce15" office:value-type="float" office:value="10285602" calcext:value-type="float">
            <text:p>10.285.602 </text:p>
          </table:table-cell>
          <table:table-cell table:style-name="ce15" office:value-type="float" office:value="52742695" calcext:value-type="float">
            <text:p>52.742.695 </text:p>
          </table:table-cell>
          <table:table-cell table:style-name="ce15" office:value-type="float" office:value="13095197" calcext:value-type="float">
            <text:p>13.095.197 </text:p>
          </table:table-cell>
          <table:table-cell table:style-name="ce15" office:value-type="float" office:value="61798663" calcext:value-type="float">
            <text:p>61.798.663 </text:p>
          </table:table-cell>
          <table:table-cell table:style-name="ce15" office:value-type="float" office:value="36696844" calcext:value-type="float">
            <text:p>36.696.844 </text:p>
          </table:table-cell>
          <table:table-cell table:style-name="ce15" office:value-type="float" office:value="537650472" calcext:value-type="float">
            <text:p>537.650.472 </text:p>
          </table:table-cell>
          <table:table-cell table:style-name="ce15" office:value-type="float" office:value="81548649" calcext:value-type="float">
            <text:p>81.548.649 </text:p>
          </table:table-cell>
          <table:table-cell table:style-name="ce15" office:value-type="float" office:value="40348753" calcext:value-type="float">
            <text:p>40.348.753 </text:p>
          </table:table-cell>
          <table:table-cell table:style-name="ce15" office:value-type="float" office:value="9355694" calcext:value-type="float">
            <text:p>9.355.694 </text:p>
          </table:table-cell>
          <table:table-cell table:style-name="ce15" office:value-type="float" office:value="199471158" calcext:value-type="float">
            <text:p>199.471.158 </text:p>
          </table:table-cell>
          <table:table-cell table:style-name="ce15" office:value-type="float" office:value="12307437" calcext:value-type="float">
            <text:p>12.307.437 </text:p>
          </table:table-cell>
          <table:table-cell table:style-name="ce15" office:value-type="float" office:value="31063099" calcext:value-type="float">
            <text:p>31.063.099 </text:p>
          </table:table-cell>
          <table:table-cell table:style-name="ce15" office:value-type="float" office:value="33184489" calcext:value-type="float">
            <text:p>33.184.489 </text:p>
          </table:table-cell>
          <table:table-cell table:style-name="ce15" office:value-type="float" office:value="10088635" calcext:value-type="float">
            <text:p>10.088.635 </text:p>
          </table:table-cell>
          <table:table-cell table:style-name="ce15" office:value-type="float" office:value="32704158" calcext:value-type="float">
            <text:p>32.704.158 </text:p>
          </table:table-cell>
          <table:table-cell table:style-name="ce15" office:value-type="float" office:value="7735580" calcext:value-type="float">
            <text:p>7.735.580 </text:p>
          </table:table-cell>
          <table:table-cell table:style-name="ce15" office:value-type="float" office:value="120586959" calcext:value-type="float">
            <text:p>120.586.959 </text:p>
          </table:table-cell>
          <table:table-cell table:style-name="ce15" office:value-type="float" office:value="362440984" calcext:value-type="float">
            <text:p>362.440.984 </text:p>
          </table:table-cell>
          <table:table-cell table:style-name="ce15" office:value-type="float" office:value="10822256" calcext:value-type="float">
            <text:p>10.822.256 </text:p>
          </table:table-cell>
          <table:table-cell table:style-name="ce15" office:value-type="float" office:value="5264402" calcext:value-type="float">
            <text:p>5.264.402 </text:p>
          </table:table-cell>
          <table:table-cell table:style-name="ce15" office:value-type="float" office:value="2175480" calcext:value-type="float">
            <text:p>2.175.480 </text:p>
          </table:table-cell>
          <table:table-cell table:style-name="ce15" office:value-type="float" office:value="98558358" calcext:value-type="float">
            <text:p>98.558.358 </text:p>
          </table:table-cell>
          <table:table-cell table:style-name="ce15" office:value-type="float" office:value="112965382" calcext:value-type="float">
            <text:p>112.965.382 </text:p>
          </table:table-cell>
          <table:table-cell table:style-name="ce15" office:value-type="float" office:value="9198366" calcext:value-type="float">
            <text:p>9.198.366 </text:p>
          </table:table-cell>
          <table:table-cell table:style-name="ce15" office:value-type="float" office:value="1050301443" calcext:value-type="float">
            <text:p>1.050.301.443 </text:p>
          </table:table-cell>
          <table:table-cell table:style-name="ce15" office:value-type="float" office:value="5727536" calcext:value-type="float">
            <text:p>5.727.536 </text:p>
          </table:table-cell>
          <table:table-cell table:style-name="ce25" office:value-type="float" office:value="2951135352" calcext:value-type="float">
            <text:p>2.951.135.352 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9" office:value-type="string" calcext:value-type="string">
            <text:p>SUBTOTAL [A]</text:p>
          </table:table-cell>
          <table:table-cell table:style-name="ce16" office:value-type="float" office:value="52404242" calcext:value-type="float">
            <text:p>52.404.242 </text:p>
          </table:table-cell>
          <table:table-cell table:style-name="ce16" office:value-type="float" office:value="165994107" calcext:value-type="float">
            <text:p>165.994.107 </text:p>
          </table:table-cell>
          <table:table-cell table:style-name="ce16" office:value-type="float" office:value="980148995" calcext:value-type="float">
            <text:p>980.148.995 </text:p>
          </table:table-cell>
          <table:table-cell table:style-name="ce16" office:value-type="float" office:value="57203465" calcext:value-type="float">
            <text:p>57.203.465 </text:p>
          </table:table-cell>
          <table:table-cell table:style-name="ce16" office:value-type="float" office:value="1486350570" calcext:value-type="float">
            <text:p>1.486.350.570 </text:p>
          </table:table-cell>
          <table:table-cell table:style-name="ce16" office:value-type="float" office:value="960908484" calcext:value-type="float">
            <text:p>960.908.484 </text:p>
          </table:table-cell>
          <table:table-cell table:style-name="ce16" office:value-type="float" office:value="6393094387" calcext:value-type="float">
            <text:p>6.393.094.387 </text:p>
          </table:table-cell>
          <table:table-cell table:style-name="ce16" office:value-type="float" office:value="1309719223" calcext:value-type="float">
            <text:p>1.309.719.223 </text:p>
          </table:table-cell>
          <table:table-cell table:style-name="ce16" office:value-type="float" office:value="985011368" calcext:value-type="float">
            <text:p>985.011.368 </text:p>
          </table:table-cell>
          <table:table-cell table:style-name="ce16" office:value-type="float" office:value="462770977" calcext:value-type="float">
            <text:p>462.770.977 </text:p>
          </table:table-cell>
          <table:table-cell table:style-name="ce16" office:value-type="float" office:value="4098321123" calcext:value-type="float">
            <text:p>4.098.321.123 </text:p>
          </table:table-cell>
          <table:table-cell table:style-name="ce16" office:value-type="float" office:value="356022239" calcext:value-type="float">
            <text:p>356.022.239 </text:p>
          </table:table-cell>
          <table:table-cell table:style-name="ce16" office:value-type="float" office:value="462649849" calcext:value-type="float">
            <text:p>462.649.849 </text:p>
          </table:table-cell>
          <table:table-cell table:style-name="ce16" office:value-type="float" office:value="480488511" calcext:value-type="float">
            <text:p>480.488.511 </text:p>
          </table:table-cell>
          <table:table-cell table:style-name="ce16" office:value-type="float" office:value="283055532" calcext:value-type="float">
            <text:p>283.055.532 </text:p>
          </table:table-cell>
          <table:table-cell table:style-name="ce16" office:value-type="float" office:value="1290811231" calcext:value-type="float">
            <text:p>1.290.811.231 </text:p>
          </table:table-cell>
          <table:table-cell table:style-name="ce16" office:value-type="float" office:value="163707644" calcext:value-type="float">
            <text:p>163.707.644 </text:p>
          </table:table-cell>
          <table:table-cell table:style-name="ce16" office:value-type="float" office:value="3413404237" calcext:value-type="float">
            <text:p>3.413.404.237 </text:p>
          </table:table-cell>
          <table:table-cell table:style-name="ce16" office:value-type="float" office:value="10619465276" calcext:value-type="float">
            <text:p>10.619.465.276 </text:p>
          </table:table-cell>
          <table:table-cell table:style-name="ce16" office:value-type="float" office:value="281652785" calcext:value-type="float">
            <text:p>281.652.785 </text:p>
          </table:table-cell>
          <table:table-cell table:style-name="ce16" office:value-type="float" office:value="142288445" calcext:value-type="float">
            <text:p>142.288.445 </text:p>
          </table:table-cell>
          <table:table-cell table:style-name="ce16" office:value-type="float" office:value="46606004" calcext:value-type="float">
            <text:p>46.606.004 </text:p>
          </table:table-cell>
          <table:table-cell table:style-name="ce16" office:value-type="float" office:value="3558113263" calcext:value-type="float">
            <text:p>3.558.113.263 </text:p>
          </table:table-cell>
          <table:table-cell table:style-name="ce16" office:value-type="float" office:value="3048020260" calcext:value-type="float">
            <text:p>3.048.020.260 </text:p>
          </table:table-cell>
          <table:table-cell table:style-name="ce16" office:value-type="float" office:value="182442575" calcext:value-type="float">
            <text:p>182.442.575 </text:p>
          </table:table-cell>
          <table:table-cell table:style-name="ce16" office:value-type="float" office:value="29310235056" calcext:value-type="float">
            <text:p>29.310.235.056 </text:p>
          </table:table-cell>
          <table:table-cell table:style-name="ce16" office:value-type="float" office:value="109403861" calcext:value-type="float">
            <text:p>109.403.861 </text:p>
          </table:table-cell>
          <table:table-cell table:style-name="ce26" office:value-type="float" office:value="70700293711" calcext:value-type="float">
            <text:p>70.700.293.711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0" office:value-type="string" calcext:value-type="string">
            <text:p>RECEITA PREVIDENCIÁRIA [B]</text:p>
          </table:table-cell>
          <table:table-cell table:style-name="ce17" office:value-type="float" office:value="51737533" calcext:value-type="float">
            <text:p>51.737.533 </text:p>
          </table:table-cell>
          <table:table-cell table:style-name="ce17" office:value-type="float" office:value="129656473" calcext:value-type="float">
            <text:p>129.656.473 </text:p>
          </table:table-cell>
          <table:table-cell table:style-name="ce17" office:value-type="float" office:value="226370853" calcext:value-type="float">
            <text:p>226.370.853 </text:p>
          </table:table-cell>
          <table:table-cell table:style-name="ce17" office:value-type="float" office:value="31091322" calcext:value-type="float">
            <text:p>31.091.322 </text:p>
          </table:table-cell>
          <table:table-cell table:style-name="ce17" office:value-type="float" office:value="762910857" calcext:value-type="float">
            <text:p>762.910.857 </text:p>
          </table:table-cell>
          <table:table-cell table:style-name="ce17" office:value-type="float" office:value="579338021" calcext:value-type="float">
            <text:p>579.338.021 </text:p>
          </table:table-cell>
          <table:table-cell table:style-name="ce17" office:value-type="float" office:value="1558240692" calcext:value-type="float">
            <text:p>1.558.240.692 </text:p>
          </table:table-cell>
          <table:table-cell table:style-name="ce17" office:value-type="float" office:value="429929779" calcext:value-type="float">
            <text:p>429.929.779 </text:p>
          </table:table-cell>
          <table:table-cell table:style-name="ce17" office:value-type="float" office:value="440579394" calcext:value-type="float">
            <text:p>440.579.394 </text:p>
          </table:table-cell>
          <table:table-cell table:style-name="ce17" office:value-type="float" office:value="180095619" calcext:value-type="float">
            <text:p>180.095.619 </text:p>
          </table:table-cell>
          <table:table-cell table:style-name="ce17" office:value-type="float" office:value="2096879873" calcext:value-type="float">
            <text:p>2.096.879.873 </text:p>
          </table:table-cell>
          <table:table-cell table:style-name="ce17" office:value-type="float" office:value="245603375" calcext:value-type="float">
            <text:p>245.603.375 </text:p>
          </table:table-cell>
          <table:table-cell table:style-name="ce17" office:value-type="float" office:value="282633379" calcext:value-type="float">
            <text:p>282.633.379 </text:p>
          </table:table-cell>
          <table:table-cell table:style-name="ce17" office:value-type="float" office:value="339971613" calcext:value-type="float">
            <text:p>339.971.613 </text:p>
          </table:table-cell>
          <table:table-cell table:style-name="ce17" office:value-type="float" office:value="190336966" calcext:value-type="float">
            <text:p>190.336.966 </text:p>
          </table:table-cell>
          <table:table-cell table:style-name="ce17" office:value-type="float" office:value="568449540" calcext:value-type="float">
            <text:p>568.449.540 </text:p>
          </table:table-cell>
          <table:table-cell table:style-name="ce17" office:value-type="float" office:value="115306285" calcext:value-type="float">
            <text:p>115.306.285 </text:p>
          </table:table-cell>
          <table:table-cell table:style-name="ce17" office:value-type="float" office:value="1650646974" calcext:value-type="float">
            <text:p>1.650.646.974 </text:p>
          </table:table-cell>
          <table:table-cell table:style-name="ce17" office:value-type="float" office:value="3702414682" calcext:value-type="float">
            <text:p>3.702.414.682 </text:p>
          </table:table-cell>
          <table:table-cell table:style-name="ce17" office:value-type="float" office:value="154653921" calcext:value-type="float">
            <text:p>154.653.921 </text:p>
          </table:table-cell>
          <table:table-cell table:style-name="ce17" office:value-type="float" office:value="97550871" calcext:value-type="float">
            <text:p>97.550.871 </text:p>
          </table:table-cell>
          <table:table-cell table:style-name="ce17" office:value-type="float" office:value="35050338" calcext:value-type="float">
            <text:p>35.050.338 </text:p>
          </table:table-cell>
          <table:table-cell table:style-name="ce17" office:value-type="float" office:value="1885447261" calcext:value-type="float">
            <text:p>1.885.447.261 </text:p>
          </table:table-cell>
          <table:table-cell table:style-name="ce17" office:value-type="float" office:value="1165133265" calcext:value-type="float">
            <text:p>1.165.133.265 </text:p>
          </table:table-cell>
          <table:table-cell table:style-name="ce17" office:value-type="float" office:value="128154289" calcext:value-type="float">
            <text:p>128.154.289 </text:p>
          </table:table-cell>
          <table:table-cell table:style-name="ce17" office:value-type="float" office:value="12043617783" calcext:value-type="float">
            <text:p>12.043.617.783 </text:p>
          </table:table-cell>
          <table:table-cell table:style-name="ce17" office:value-type="float" office:value="58420285" calcext:value-type="float">
            <text:p>58.420.285 </text:p>
          </table:table-cell>
          <table:table-cell table:style-name="ce27" office:value-type="float" office:value="29150221240" calcext:value-type="float">
            <text:p>29.150.221.240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 calcext:value-type="string">
            <text:p><text:s text:c="3"/>PRÓPRIA</text:p>
          </table:table-cell>
          <table:table-cell table:style-name="ce18" office:value-type="float" office:value="48944723" calcext:value-type="float">
            <text:p>48.944.723 </text:p>
          </table:table-cell>
          <table:table-cell table:style-name="ce18" office:value-type="float" office:value="121373714" calcext:value-type="float">
            <text:p>121.373.714 </text:p>
          </table:table-cell>
          <table:table-cell table:style-name="ce18" office:value-type="float" office:value="204932440" calcext:value-type="float">
            <text:p>204.932.440 </text:p>
          </table:table-cell>
          <table:table-cell table:style-name="ce18" office:value-type="float" office:value="29074065" calcext:value-type="float">
            <text:p>29.074.065 </text:p>
          </table:table-cell>
          <table:table-cell table:style-name="ce18" office:value-type="float" office:value="698980748" calcext:value-type="float">
            <text:p>698.980.748 </text:p>
          </table:table-cell>
          <table:table-cell table:style-name="ce18" office:value-type="float" office:value="520759824" calcext:value-type="float">
            <text:p>520.759.824 </text:p>
          </table:table-cell>
          <table:table-cell table:style-name="ce18" office:value-type="float" office:value="1437702851" calcext:value-type="float">
            <text:p>1.437.702.851 </text:p>
          </table:table-cell>
          <table:table-cell table:style-name="ce18" office:value-type="float" office:value="394146614" calcext:value-type="float">
            <text:p>394.146.614 </text:p>
          </table:table-cell>
          <table:table-cell table:style-name="ce18" office:value-type="float" office:value="404576287" calcext:value-type="float">
            <text:p>404.576.287 </text:p>
          </table:table-cell>
          <table:table-cell table:style-name="ce18" office:value-type="float" office:value="166624528" calcext:value-type="float">
            <text:p>166.624.528 </text:p>
          </table:table-cell>
          <table:table-cell table:style-name="ce18" office:value-type="float" office:value="1889438464" calcext:value-type="float">
            <text:p>1.889.438.464 </text:p>
          </table:table-cell>
          <table:table-cell table:style-name="ce18" office:value-type="float" office:value="227766609" calcext:value-type="float">
            <text:p>227.766.609 </text:p>
          </table:table-cell>
          <table:table-cell table:style-name="ce18" office:value-type="float" office:value="256789006" calcext:value-type="float">
            <text:p>256.789.006 </text:p>
          </table:table-cell>
          <table:table-cell table:style-name="ce18" office:value-type="float" office:value="313306625" calcext:value-type="float">
            <text:p>313.306.625 </text:p>
          </table:table-cell>
          <table:table-cell table:style-name="ce18" office:value-type="float" office:value="178100667" calcext:value-type="float">
            <text:p>178.100.667 </text:p>
          </table:table-cell>
          <table:table-cell table:style-name="ce18" office:value-type="float" office:value="511622050" calcext:value-type="float">
            <text:p>511.622.050 </text:p>
          </table:table-cell>
          <table:table-cell table:style-name="ce18" office:value-type="float" office:value="108319454" calcext:value-type="float">
            <text:p>108.319.454 </text:p>
          </table:table-cell>
          <table:table-cell table:style-name="ce18" office:value-type="float" office:value="1487020228" calcext:value-type="float">
            <text:p>1.487.020.228 </text:p>
          </table:table-cell>
          <table:table-cell table:style-name="ce18" office:value-type="float" office:value="3336031642" calcext:value-type="float">
            <text:p>3.336.031.642 </text:p>
          </table:table-cell>
          <table:table-cell table:style-name="ce18" office:value-type="float" office:value="142397233" calcext:value-type="float">
            <text:p>142.397.233 </text:p>
          </table:table-cell>
          <table:table-cell table:style-name="ce18" office:value-type="float" office:value="89713844" calcext:value-type="float">
            <text:p>89.713.844 </text:p>
          </table:table-cell>
          <table:table-cell table:style-name="ce18" office:value-type="float" office:value="33395745" calcext:value-type="float">
            <text:p>33.395.745 </text:p>
          </table:table-cell>
          <table:table-cell table:style-name="ce18" office:value-type="float" office:value="1709340411" calcext:value-type="float">
            <text:p>1.709.340.411 </text:p>
          </table:table-cell>
          <table:table-cell table:style-name="ce18" office:value-type="float" office:value="1049973582" calcext:value-type="float">
            <text:p>1.049.973.582 </text:p>
          </table:table-cell>
          <table:table-cell table:style-name="ce18" office:value-type="float" office:value="119406209" calcext:value-type="float">
            <text:p>119.406.209 </text:p>
          </table:table-cell>
          <table:table-cell table:style-name="ce18" office:value-type="float" office:value="10701656528" calcext:value-type="float">
            <text:p>10.701.656.528 </text:p>
          </table:table-cell>
          <table:table-cell table:style-name="ce18" office:value-type="float" office:value="54217851" calcext:value-type="float">
            <text:p>54.217.851 </text:p>
          </table:table-cell>
          <table:table-cell table:style-name="ce28" office:value-type="float" office:value="26235611942" calcext:value-type="float">
            <text:p>26.235.611.942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 calcext:value-type="string">
            <text:p><text:s text:c="3"/>DEMAIS </text:p>
          </table:table-cell>
          <table:table-cell table:style-name="ce18" office:value-type="float" office:value="2792809" calcext:value-type="float">
            <text:p>2.792.809 </text:p>
          </table:table-cell>
          <table:table-cell table:style-name="ce18" office:value-type="float" office:value="8282759" calcext:value-type="float">
            <text:p>8.282.759 </text:p>
          </table:table-cell>
          <table:table-cell table:style-name="ce18" office:value-type="float" office:value="21438413" calcext:value-type="float">
            <text:p>21.438.413 </text:p>
          </table:table-cell>
          <table:table-cell table:style-name="ce18" office:value-type="float" office:value="2017257" calcext:value-type="float">
            <text:p>2.017.257 </text:p>
          </table:table-cell>
          <table:table-cell table:style-name="ce18" office:value-type="float" office:value="63930109" calcext:value-type="float">
            <text:p>63.930.109 </text:p>
          </table:table-cell>
          <table:table-cell table:style-name="ce18" office:value-type="float" office:value="58578197" calcext:value-type="float">
            <text:p>58.578.197 </text:p>
          </table:table-cell>
          <table:table-cell table:style-name="ce18" office:value-type="float" office:value="120537841" calcext:value-type="float">
            <text:p>120.537.841 </text:p>
          </table:table-cell>
          <table:table-cell table:style-name="ce18" office:value-type="float" office:value="35783165" calcext:value-type="float">
            <text:p>35.783.165 </text:p>
          </table:table-cell>
          <table:table-cell table:style-name="ce18" office:value-type="float" office:value="36003107" calcext:value-type="float">
            <text:p>36.003.107 </text:p>
          </table:table-cell>
          <table:table-cell table:style-name="ce18" office:value-type="float" office:value="13471090" calcext:value-type="float">
            <text:p>13.471.090 </text:p>
          </table:table-cell>
          <table:table-cell table:style-name="ce18" office:value-type="float" office:value="207441409" calcext:value-type="float">
            <text:p>207.441.409 </text:p>
          </table:table-cell>
          <table:table-cell table:style-name="ce18" office:value-type="float" office:value="17836766" calcext:value-type="float">
            <text:p>17.836.766 </text:p>
          </table:table-cell>
          <table:table-cell table:style-name="ce18" office:value-type="float" office:value="25844373" calcext:value-type="float">
            <text:p>25.844.373 </text:p>
          </table:table-cell>
          <table:table-cell table:style-name="ce18" office:value-type="float" office:value="26664988" calcext:value-type="float">
            <text:p>26.664.988 </text:p>
          </table:table-cell>
          <table:table-cell table:style-name="ce18" office:value-type="float" office:value="12236299" calcext:value-type="float">
            <text:p>12.236.299 </text:p>
          </table:table-cell>
          <table:table-cell table:style-name="ce18" office:value-type="float" office:value="56827490" calcext:value-type="float">
            <text:p>56.827.490 </text:p>
          </table:table-cell>
          <table:table-cell table:style-name="ce18" office:value-type="float" office:value="6986831" calcext:value-type="float">
            <text:p>6.986.831 </text:p>
          </table:table-cell>
          <table:table-cell table:style-name="ce18" office:value-type="float" office:value="163626746" calcext:value-type="float">
            <text:p>163.626.746 </text:p>
          </table:table-cell>
          <table:table-cell table:style-name="ce18" office:value-type="float" office:value="366383040" calcext:value-type="float">
            <text:p>366.383.040 </text:p>
          </table:table-cell>
          <table:table-cell table:style-name="ce18" office:value-type="float" office:value="12256688" calcext:value-type="float">
            <text:p>12.256.688 </text:p>
          </table:table-cell>
          <table:table-cell table:style-name="ce18" office:value-type="float" office:value="7837026" calcext:value-type="float">
            <text:p>7.837.026 </text:p>
          </table:table-cell>
          <table:table-cell table:style-name="ce18" office:value-type="float" office:value="1654593" calcext:value-type="float">
            <text:p>1.654.593 </text:p>
          </table:table-cell>
          <table:table-cell table:style-name="ce18" office:value-type="float" office:value="176106850" calcext:value-type="float">
            <text:p>176.106.850 </text:p>
          </table:table-cell>
          <table:table-cell table:style-name="ce18" office:value-type="float" office:value="115159683" calcext:value-type="float">
            <text:p>115.159.683 </text:p>
          </table:table-cell>
          <table:table-cell table:style-name="ce18" office:value-type="float" office:value="8748079" calcext:value-type="float">
            <text:p>8.748.079 </text:p>
          </table:table-cell>
          <table:table-cell table:style-name="ce18" office:value-type="float" office:value="1341961255" calcext:value-type="float">
            <text:p>1.341.961.255 </text:p>
          </table:table-cell>
          <table:table-cell table:style-name="ce18" office:value-type="float" office:value="4202434" calcext:value-type="float">
            <text:p>4.202.434 </text:p>
          </table:table-cell>
          <table:table-cell table:style-name="ce28" office:value-type="float" office:value="2914609298" calcext:value-type="float">
            <text:p>2.914.609.298 </text:p>
          </table:table-cell>
          <table:table-cell table:number-columns-repeated="995"/>
        </table:table-row>
        <table:table-row table:style-name="ro11">
          <table:table-cell table:style-name="ce9" office:value-type="string" calcext:value-type="string">
            <text:p>ADMINISTRADAS PELA RFB [C]=[A]+[B]</text:p>
          </table:table-cell>
          <table:table-cell table:style-name="ce16" office:value-type="float" office:value="104141775" calcext:value-type="float">
            <text:p>104.141.775 </text:p>
          </table:table-cell>
          <table:table-cell table:style-name="ce16" office:value-type="float" office:value="295650579" calcext:value-type="float">
            <text:p>295.650.579 </text:p>
          </table:table-cell>
          <table:table-cell table:style-name="ce16" office:value-type="float" office:value="1206519848" calcext:value-type="float">
            <text:p>1.206.519.848 </text:p>
          </table:table-cell>
          <table:table-cell table:style-name="ce16" office:value-type="float" office:value="88294788" calcext:value-type="float">
            <text:p>88.294.788 </text:p>
          </table:table-cell>
          <table:table-cell table:style-name="ce16" office:value-type="float" office:value="2249261428" calcext:value-type="float">
            <text:p>2.249.261.428 </text:p>
          </table:table-cell>
          <table:table-cell table:style-name="ce16" office:value-type="float" office:value="1540246505" calcext:value-type="float">
            <text:p>1.540.246.505 </text:p>
          </table:table-cell>
          <table:table-cell table:style-name="ce16" office:value-type="float" office:value="7951335079" calcext:value-type="float">
            <text:p>7.951.335.079 </text:p>
          </table:table-cell>
          <table:table-cell table:style-name="ce16" office:value-type="float" office:value="1739649002" calcext:value-type="float">
            <text:p>1.739.649.002 </text:p>
          </table:table-cell>
          <table:table-cell table:style-name="ce16" office:value-type="float" office:value="1425590762" calcext:value-type="float">
            <text:p>1.425.590.762 </text:p>
          </table:table-cell>
          <table:table-cell table:style-name="ce16" office:value-type="float" office:value="642866596" calcext:value-type="float">
            <text:p>642.866.596 </text:p>
          </table:table-cell>
          <table:table-cell table:style-name="ce16" office:value-type="float" office:value="6195200997" calcext:value-type="float">
            <text:p>6.195.200.997 </text:p>
          </table:table-cell>
          <table:table-cell table:style-name="ce16" office:value-type="float" office:value="601625614" calcext:value-type="float">
            <text:p>601.625.614 </text:p>
          </table:table-cell>
          <table:table-cell table:style-name="ce16" office:value-type="float" office:value="745283227" calcext:value-type="float">
            <text:p>745.283.227 </text:p>
          </table:table-cell>
          <table:table-cell table:style-name="ce16" office:value-type="float" office:value="820460124" calcext:value-type="float">
            <text:p>820.460.124 </text:p>
          </table:table-cell>
          <table:table-cell table:style-name="ce16" office:value-type="float" office:value="473392497" calcext:value-type="float">
            <text:p>473.392.497 </text:p>
          </table:table-cell>
          <table:table-cell table:style-name="ce16" office:value-type="float" office:value="1859260771" calcext:value-type="float">
            <text:p>1.859.260.771 </text:p>
          </table:table-cell>
          <table:table-cell table:style-name="ce16" office:value-type="float" office:value="279013929" calcext:value-type="float">
            <text:p>279.013.929 </text:p>
          </table:table-cell>
          <table:table-cell table:style-name="ce16" office:value-type="float" office:value="5064051211" calcext:value-type="float">
            <text:p>5.064.051.211 </text:p>
          </table:table-cell>
          <table:table-cell table:style-name="ce16" office:value-type="float" office:value="14321879958" calcext:value-type="float">
            <text:p>14.321.879.958 </text:p>
          </table:table-cell>
          <table:table-cell table:style-name="ce16" office:value-type="float" office:value="436306706" calcext:value-type="float">
            <text:p>436.306.706 </text:p>
          </table:table-cell>
          <table:table-cell table:style-name="ce16" office:value-type="float" office:value="239839316" calcext:value-type="float">
            <text:p>239.839.316 </text:p>
          </table:table-cell>
          <table:table-cell table:style-name="ce16" office:value-type="float" office:value="81656342" calcext:value-type="float">
            <text:p>81.656.342 </text:p>
          </table:table-cell>
          <table:table-cell table:style-name="ce16" office:value-type="float" office:value="5443560524" calcext:value-type="float">
            <text:p>5.443.560.524 </text:p>
          </table:table-cell>
          <table:table-cell table:style-name="ce16" office:value-type="float" office:value="4213153524" calcext:value-type="float">
            <text:p>4.213.153.524 </text:p>
          </table:table-cell>
          <table:table-cell table:style-name="ce16" office:value-type="float" office:value="310596864" calcext:value-type="float">
            <text:p>310.596.864 </text:p>
          </table:table-cell>
          <table:table-cell table:style-name="ce16" office:value-type="float" office:value="41353852839" calcext:value-type="float">
            <text:p>41.353.852.839 </text:p>
          </table:table-cell>
          <table:table-cell table:style-name="ce16" office:value-type="float" office:value="167824146" calcext:value-type="float">
            <text:p>167.824.146 </text:p>
          </table:table-cell>
          <table:table-cell table:style-name="ce26" office:value-type="float" office:value="99850514951" calcext:value-type="float">
            <text:p>99.850.514.951 </text:p>
          </table:table-cell>
          <table:table-cell table:number-columns-repeated="995"/>
        </table:table-row>
        <table:table-row table:style-name="ro10">
          <table:table-cell table:style-name="ce11" office:value-type="string" calcext:value-type="string">
            <text:p>ADMINISTRADAS POR OUTROS ÓRGÃOS [D]</text:p>
          </table:table-cell>
          <table:table-cell table:style-name="ce15" office:value-type="float" office:value="550343" calcext:value-type="float">
            <text:p>550.343 </text:p>
          </table:table-cell>
          <table:table-cell table:style-name="ce15" office:value-type="float" office:value="4325398" calcext:value-type="float">
            <text:p>4.325.398 </text:p>
          </table:table-cell>
          <table:table-cell table:style-name="ce15" office:value-type="float" office:value="5147419" calcext:value-type="float">
            <text:p>5.147.419 </text:p>
          </table:table-cell>
          <table:table-cell table:style-name="ce15" office:value-type="float" office:value="377445" calcext:value-type="float">
            <text:p>377.445 </text:p>
          </table:table-cell>
          <table:table-cell table:style-name="ce15" office:value-type="float" office:value="14775207" calcext:value-type="float">
            <text:p>14.775.207 </text:p>
          </table:table-cell>
          <table:table-cell table:style-name="ce15" office:value-type="float" office:value="9777187" calcext:value-type="float">
            <text:p>9.777.187 </text:p>
          </table:table-cell>
          <table:table-cell table:style-name="ce15" office:value-type="float" office:value="5891958" calcext:value-type="float">
            <text:p>5.891.958 </text:p>
          </table:table-cell>
          <table:table-cell table:style-name="ce15" office:value-type="float" office:value="6976994" calcext:value-type="float">
            <text:p>6.976.994 </text:p>
          </table:table-cell>
          <table:table-cell table:style-name="ce15" office:value-type="float" office:value="13198512" calcext:value-type="float">
            <text:p>13.198.512 </text:p>
          </table:table-cell>
          <table:table-cell table:style-name="ce15" office:value-type="float" office:value="5396517" calcext:value-type="float">
            <text:p>5.396.517 </text:p>
          </table:table-cell>
          <table:table-cell table:style-name="ce15" office:value-type="float" office:value="38596321" calcext:value-type="float">
            <text:p>38.596.321 </text:p>
          </table:table-cell>
          <table:table-cell table:style-name="ce15" office:value-type="float" office:value="9984215" calcext:value-type="float">
            <text:p>9.984.215 </text:p>
          </table:table-cell>
          <table:table-cell table:style-name="ce15" office:value-type="float" office:value="9583435" calcext:value-type="float">
            <text:p>9.583.435 </text:p>
          </table:table-cell>
          <table:table-cell table:style-name="ce15" office:value-type="float" office:value="6534371" calcext:value-type="float">
            <text:p>6.534.371 </text:p>
          </table:table-cell>
          <table:table-cell table:style-name="ce15" office:value-type="float" office:value="4124113" calcext:value-type="float">
            <text:p>4.124.113 </text:p>
          </table:table-cell>
          <table:table-cell table:style-name="ce15" office:value-type="float" office:value="96228017" calcext:value-type="float">
            <text:p>96.228.017 </text:p>
          </table:table-cell>
          <table:table-cell table:style-name="ce15" office:value-type="float" office:value="2629387" calcext:value-type="float">
            <text:p>2.629.387 </text:p>
          </table:table-cell>
          <table:table-cell table:style-name="ce15" office:value-type="float" office:value="27359154" calcext:value-type="float">
            <text:p>27.359.154 </text:p>
          </table:table-cell>
          <table:table-cell table:style-name="ce15" office:value-type="float" office:value="5926692527" calcext:value-type="float">
            <text:p>5.926.692.527 </text:p>
          </table:table-cell>
          <table:table-cell table:style-name="ce15" office:value-type="float" office:value="2809851" calcext:value-type="float">
            <text:p>2.809.851 </text:p>
          </table:table-cell>
          <table:table-cell table:style-name="ce15" office:value-type="float" office:value="1516566" calcext:value-type="float">
            <text:p>1.516.566 </text:p>
          </table:table-cell>
          <table:table-cell table:style-name="ce15" office:value-type="float" office:value="186704" calcext:value-type="float">
            <text:p>186.704 </text:p>
          </table:table-cell>
          <table:table-cell table:style-name="ce15" office:value-type="float" office:value="28951812" calcext:value-type="float">
            <text:p>28.951.812 </text:p>
          </table:table-cell>
          <table:table-cell table:style-name="ce15" office:value-type="float" office:value="19094914" calcext:value-type="float">
            <text:p>19.094.914 </text:p>
          </table:table-cell>
          <table:table-cell table:style-name="ce15" office:value-type="float" office:value="5379225" calcext:value-type="float">
            <text:p>5.379.225 </text:p>
          </table:table-cell>
          <table:table-cell table:style-name="ce15" office:value-type="float" office:value="116732377" calcext:value-type="float">
            <text:p>116.732.377 </text:p>
          </table:table-cell>
          <table:table-cell table:style-name="ce15" office:value-type="float" office:value="1435713" calcext:value-type="float">
            <text:p>1.435.713 </text:p>
          </table:table-cell>
          <table:table-cell table:style-name="ce25" office:value-type="float" office:value="6364255683" calcext:value-type="float">
            <text:p>6.364.255.683 </text:p>
          </table:table-cell>
          <table:table-cell table:number-columns-repeated="995"/>
        </table:table-row>
        <table:table-row table:style-name="ro11">
          <table:table-cell table:style-name="ce9" office:value-type="string" calcext:value-type="string">
            <text:p>TOTAL GERAL <text:s text:c="2"/>[E]=[C]+[D]</text:p>
          </table:table-cell>
          <table:table-cell table:style-name="ce16" office:value-type="float" office:value="104692118" calcext:value-type="float">
            <text:p>104.692.118 </text:p>
          </table:table-cell>
          <table:table-cell table:style-name="ce16" office:value-type="float" office:value="299975977" calcext:value-type="float">
            <text:p>299.975.977 </text:p>
          </table:table-cell>
          <table:table-cell table:style-name="ce16" office:value-type="float" office:value="1211667266" calcext:value-type="float">
            <text:p>1.211.667.266 </text:p>
          </table:table-cell>
          <table:table-cell table:style-name="ce16" office:value-type="float" office:value="88672233" calcext:value-type="float">
            <text:p>88.672.233 </text:p>
          </table:table-cell>
          <table:table-cell table:style-name="ce16" office:value-type="float" office:value="2264036634" calcext:value-type="float">
            <text:p>2.264.036.634 </text:p>
          </table:table-cell>
          <table:table-cell table:style-name="ce16" office:value-type="float" office:value="1550023692" calcext:value-type="float">
            <text:p>1.550.023.692 </text:p>
          </table:table-cell>
          <table:table-cell table:style-name="ce16" office:value-type="float" office:value="7957227037" calcext:value-type="float">
            <text:p>7.957.227.037 </text:p>
          </table:table-cell>
          <table:table-cell table:style-name="ce16" office:value-type="float" office:value="1746625996" calcext:value-type="float">
            <text:p>1.746.625.996 </text:p>
          </table:table-cell>
          <table:table-cell table:style-name="ce16" office:value-type="float" office:value="1438789274" calcext:value-type="float">
            <text:p>1.438.789.274 </text:p>
          </table:table-cell>
          <table:table-cell table:style-name="ce16" office:value-type="float" office:value="648263113" calcext:value-type="float">
            <text:p>648.263.113 </text:p>
          </table:table-cell>
          <table:table-cell table:style-name="ce16" office:value-type="float" office:value="6233797318" calcext:value-type="float">
            <text:p>6.233.797.318 </text:p>
          </table:table-cell>
          <table:table-cell table:style-name="ce16" office:value-type="float" office:value="611609829" calcext:value-type="float">
            <text:p>611.609.829 </text:p>
          </table:table-cell>
          <table:table-cell table:style-name="ce16" office:value-type="float" office:value="754866662" calcext:value-type="float">
            <text:p>754.866.662 </text:p>
          </table:table-cell>
          <table:table-cell table:style-name="ce16" office:value-type="float" office:value="826994496" calcext:value-type="float">
            <text:p>826.994.496 </text:p>
          </table:table-cell>
          <table:table-cell table:style-name="ce16" office:value-type="float" office:value="477516611" calcext:value-type="float">
            <text:p>477.516.611 </text:p>
          </table:table-cell>
          <table:table-cell table:style-name="ce16" office:value-type="float" office:value="1955488787" calcext:value-type="float">
            <text:p>1.955.488.787 </text:p>
          </table:table-cell>
          <table:table-cell table:style-name="ce16" office:value-type="float" office:value="281643316" calcext:value-type="float">
            <text:p>281.643.316 </text:p>
          </table:table-cell>
          <table:table-cell table:style-name="ce16" office:value-type="float" office:value="5091410365" calcext:value-type="float">
            <text:p>5.091.410.365 </text:p>
          </table:table-cell>
          <table:table-cell table:style-name="ce16" office:value-type="float" office:value="20248572486" calcext:value-type="float">
            <text:p>20.248.572.486 </text:p>
          </table:table-cell>
          <table:table-cell table:style-name="ce16" office:value-type="float" office:value="439116557" calcext:value-type="float">
            <text:p>439.116.557 </text:p>
          </table:table-cell>
          <table:table-cell table:style-name="ce16" office:value-type="float" office:value="241355881" calcext:value-type="float">
            <text:p>241.355.881 </text:p>
          </table:table-cell>
          <table:table-cell table:style-name="ce16" office:value-type="float" office:value="81843046" calcext:value-type="float">
            <text:p>81.843.046 </text:p>
          </table:table-cell>
          <table:table-cell table:style-name="ce16" office:value-type="float" office:value="5472512336" calcext:value-type="float">
            <text:p>5.472.512.336 </text:p>
          </table:table-cell>
          <table:table-cell table:style-name="ce16" office:value-type="float" office:value="4232248438" calcext:value-type="float">
            <text:p>4.232.248.438 </text:p>
          </table:table-cell>
          <table:table-cell table:style-name="ce16" office:value-type="float" office:value="315976089" calcext:value-type="float">
            <text:p>315.976.089 </text:p>
          </table:table-cell>
          <table:table-cell table:style-name="ce16" office:value-type="float" office:value="41470585216" calcext:value-type="float">
            <text:p>41.470.585.216 </text:p>
          </table:table-cell>
          <table:table-cell table:style-name="ce16" office:value-type="float" office:value="169259859" calcext:value-type="float">
            <text:p>169.259.859 </text:p>
          </table:table-cell>
          <table:table-cell table:style-name="ce26" office:value-type="float" office:value="106214770634" calcext:value-type="float">
            <text:p>106.214.770.634 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2">
          <table:table-cell/>
          <table:table-cell table:style-name="ce19" table:number-columns-repeated="28"/>
          <table:table-cell table:number-columns-repeated="995"/>
        </table:table-row>
        <table:table-row table:style-name="ro2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1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2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fill-character> </number:fill-character>
      <number:number number:decimal-places="1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220P1" style:volatile="true"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fill-character> </number:fill-character>
      <number:number number:decimal-places="5" number:min-integer-digits="1" number:grouping="true"/>
      <number:text> </number:text>
    </number:number-style>
    <number:number-style style:name="N226P1" style:volatile="true"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fill-character> </number:fill-character>
      <number:number number:decimal-places="6" number:min-integer-digits="1" number:grouping="true"/>
      <number:text> </number:text>
    </number:number-style>
    <number:number-style style:name="N229P1" style:volatile="true"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fill-character> </number:fill-character>
      <number:number number:decimal-places="7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fill-character> </number:fill-character>
      <number:number number:decimal-places="8" number:min-integer-digits="1" number:grouping="true"/>
      <number:text> </number:text>
    </number:number-style>
    <number:number-style style:name="N235P1" style:volatile="true"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9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fill-character> </number:fill-character>
      <number:number number:decimal-places="1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fill-character> </number:fill-character>
      <number:number number:decimal-places="11" number:min-integer-digits="1" number:grouping="true"/>
      <number:text> </number:text>
    </number:number-style>
    <number:number-style style:name="N244P1" style:volatile="true"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fill-character> </number:fill-character>
      <number:number number:decimal-places="12" number:min-integer-digits="1" number:grouping="true"/>
      <number:text> </number:text>
    </number:number-style>
    <number:number-style style:name="N247P1" style:volatile="true"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 style:data-style-name="N2" text:time-value="0000-00-00T00:00:01.1356687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4-11-21T10:27:07.320000000</dc:date>
    <meta:print-date>2011-05-12T16:46:54</meta:print-date>
    <meta:generator>LibreOffice/4.1.3.2$Windows_x86 LibreOffice_project/70feb7d99726f064edab4605a8ab840c50ec57a</meta:generator>
    <meta:editing-duration>PT1H21M27S</meta:editing-duration>
    <meta:editing-cycles>44</meta:editing-cycles>
    <meta:document-statistic meta:table-count="1" meta:cell-count="1192" meta:object-count="2"/>
  </office:meta>
</office:document-meta>
</file>